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4.63cm"/>
    </style:style>
    <style:style style:name="co3" style:family="table-column">
      <style:table-column-properties fo:break-before="auto" style:column-width="4.842cm"/>
    </style:style>
    <style:style style:name="ro1" style:family="table-row">
      <style:table-row-properties style:row-height="2.505cm" fo:break-before="auto" style:use-optimal-row-height="false"/>
    </style:style>
    <style:style style:name="ro2" style:family="table-row">
      <style:table-row-properties style:row-height="2.011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1.517cm" fo:break-before="auto" style:use-optimal-row-height="false"/>
    </style:style>
    <style:style style:name="ro5" style:family="table-row">
      <style:table-row-properties style:row-height="0.459cm" fo:break-before="auto" style:use-optimal-row-height="false"/>
    </style:style>
    <style:style style:name="ro6" style:family="table-row">
      <style:table-row-properties style:row-height="3.034cm" fo:break-before="auto" style:use-optimal-row-height="false"/>
    </style:style>
    <style:style style:name="ro7" style:family="table-row">
      <style:table-row-properties style:row-height="0.459cm" fo:break-before="auto" style:use-optimal-row-height="true"/>
    </style:style>
    <style:style style:name="ta1" style:family="table" style:master-page-name="mp0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df3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e6ffdb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ebffff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e3ef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3f3f3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f2cc" fo:wrap-option="wrap" style:vertical-align="bottom"/>
    </style:style>
    <style:style style:name="ce7" style:family="table-cell" style:parent-style-name="Default">
      <style:table-cell-properties fo:background-color="#fffdf3" fo:wrap-option="wrap" style:vertical-align="bottom"/>
    </style:style>
    <style:style style:name="ce8" style:family="table-cell" style:parent-style-name="Default" style:data-style-name="N11">
      <style:table-cell-properties fo:background-color="#e6ffdb" fo:wrap-option="wrap" style:vertical-align="bottom"/>
    </style:style>
    <style:style style:name="ce9" style:family="table-cell" style:parent-style-name="Default" style:data-style-name="N10">
      <style:table-cell-properties fo:background-color="#ebffff" fo:wrap-option="wrap" style:vertical-align="bottom"/>
    </style:style>
    <style:style style:name="ce10" style:family="table-cell" style:parent-style-name="Default" style:data-style-name="N11">
      <style:table-cell-properties fo:background-color="#ffe3ef" fo:wrap-option="wrap" style:vertical-align="bottom"/>
    </style:style>
    <style:style style:name="ce11" style:family="table-cell" style:parent-style-name="Default">
      <style:table-cell-properties fo:background-color="#d9d9d9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2" style:family="table-cell" style:parent-style-name="Default" style:data-style-name="N11">
      <style:table-cell-properties fo:wrap-option="wrap" style:vertical-align="bottom"/>
    </style:style>
    <style:style style:name="ce13" style:family="table-cell" style:parent-style-name="Default" style:data-style-name="N124">
      <style:table-cell-properties fo:wrap-option="wrap" style:vertical-align="bottom"/>
    </style:style>
    <style:style style:name="ce14" style:family="table-cell" style:parent-style-name="Default">
      <style:table-cell-properties fo:wrap-option="wrap" style:vertical-align="bottom"/>
    </style:style>
    <style:style style:name="ce15" style:family="table-cell" style:parent-style-name="Default" style:data-style-name="N4">
      <style:table-cell-properties fo:wrap-option="wrap" style:vertical-align="botto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Existing Savings (how many years' worth of take-home pay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nual Investment Returns After Inflation</text:p>
          </table:table-cell>
          <table:table-cell table:style-name="ce8" office:value-type="percentage" office:value="0.05" calcext:value-type="percentage">
            <text:p>5.00%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avings Rate</text:p>
          </table:table-cell>
          <table:table-cell table:style-name="ce9" office:value-type="percentage" office:value="0.7" calcext:value-type="percentage">
            <text:p>70%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Safe Withdrawal Rate</text:p>
          </table:table-cell>
          <table:table-cell table:style-name="ce10" office:value-type="percentage" office:value="0.04" calcext:value-type="percentage">
            <text:p>4.00%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5" office:value-type="string" calcext:value-type="string">
            <text:p>Year</text:p>
          </table:table-cell>
          <table:table-cell table:style-name="ce11" office:value-type="string" calcext:value-type="string">
            <text:p>Investment Gains This Year (% of one year's take-home Income)</text:p>
          </table:table-cell>
          <table:table-cell table:style-name="ce5" office:value-type="string" calcext:value-type="string">
            <text:p>Total Stash Including gains (years of take-home income)</text:p>
          </table:table-cell>
          <table:table-cell table:style-name="ce11" office:value-type="string" calcext:value-type="string">
            <text:p>Total Stash Relative to Spending</text:p>
          </table:table-cell>
          <table:table-cell table:style-name="ce5" office:value-type="string" calcext:value-type="string">
            <text:p>Safe Withdrawal Rate would give you this percentage of your spending:</text:p>
          </table:table-cell>
          <table:table-cell table:number-columns-repeated="1019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13" table:formula="of:=[.$B$1]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</text:p>
          </table:table-cell>
          <table:table-cell table:style-name="ce12" table:formula="of:=[.D7]*[.$B$4]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3">
          <table:table-cell table:style-name="ce6" table:formula="of:=[.A7]+1" office:value-type="float" office:value="1" calcext:value-type="float">
            <text:p>1</text:p>
          </table:table-cell>
          <table:table-cell table:style-name="ce12" table:formula="of:=(([.C7]*((1+[.$B$2])))-[.C7])+(([.$B$3]/2)*[.$B$2])" office:value-type="percentage" office:value="0.0175" calcext:value-type="percentage">
            <text:p>1.75%</text:p>
          </table:table-cell>
          <table:table-cell table:style-name="ce13" table:formula="of:=([.C7]+[.B8])+[.$B$3]" office:value-type="float" office:value="0.7175" calcext:value-type="float">
            <text:p>0.72</text:p>
          </table:table-cell>
          <table:table-cell table:style-name="ce15" table:formula="of:=[.C8]/(1-[.$B$3])" office:value-type="float" office:value="2.39166666666667" calcext:value-type="float">
            <text:p>2.39</text:p>
          </table:table-cell>
          <table:table-cell table:style-name="ce12" table:formula="of:=[.D8]*[.$B$4]" office:value-type="percentage" office:value="0.0956666666666667" calcext:value-type="percentage">
            <text:p>9.57%</text:p>
          </table:table-cell>
          <table:table-cell table:number-columns-repeated="1019"/>
        </table:table-row>
        <table:table-row table:style-name="ro3">
          <table:table-cell table:style-name="ce6" table:formula="of:=[.A8]+1" office:value-type="float" office:value="2" calcext:value-type="float">
            <text:p>2</text:p>
          </table:table-cell>
          <table:table-cell table:style-name="ce12" table:formula="of:=(([.C8]*(1+[.$B$2]))-[.C8])+(([.$B$3]/2)*[.$B$2])" office:value-type="percentage" office:value="0.053375" calcext:value-type="percentage">
            <text:p>5.34%</text:p>
          </table:table-cell>
          <table:table-cell table:style-name="ce13" table:formula="of:=([.C8]+[.B9])+[.$B$3]" office:value-type="float" office:value="1.470875" calcext:value-type="float">
            <text:p>1.47</text:p>
          </table:table-cell>
          <table:table-cell table:style-name="ce15" table:formula="of:=[.C9]/(1-[.$B$3])" office:value-type="float" office:value="4.90291666666667" calcext:value-type="float">
            <text:p>4.90</text:p>
          </table:table-cell>
          <table:table-cell table:style-name="ce12" table:formula="of:=[.D9]*[.$B$4]" office:value-type="percentage" office:value="0.196116666666667" calcext:value-type="percentage">
            <text:p>19.61%</text:p>
          </table:table-cell>
          <table:table-cell table:number-columns-repeated="1019"/>
        </table:table-row>
        <table:table-row table:style-name="ro3">
          <table:table-cell table:style-name="ce6" table:formula="of:=[.A9]+1" office:value-type="float" office:value="3" calcext:value-type="float">
            <text:p>3</text:p>
          </table:table-cell>
          <table:table-cell table:style-name="ce12" table:formula="of:=(([.C9]*((1+[.$B$2])))-[.C9])+(([.$B$3]/2)*[.$B$2])" office:value-type="percentage" office:value="0.09104375" calcext:value-type="percentage">
            <text:p>9.10%</text:p>
          </table:table-cell>
          <table:table-cell table:style-name="ce13" table:formula="of:=([.C9]+[.B10])+[.$B$3]" office:value-type="float" office:value="2.26191875" calcext:value-type="float">
            <text:p>2.26</text:p>
          </table:table-cell>
          <table:table-cell table:style-name="ce15" table:formula="of:=[.C10]/(1-[.$B$3])" office:value-type="float" office:value="7.53972916666667" calcext:value-type="float">
            <text:p>7.54</text:p>
          </table:table-cell>
          <table:table-cell table:style-name="ce12" table:formula="of:=[.D10]*[.$B$4]" office:value-type="percentage" office:value="0.301589166666667" calcext:value-type="percentage">
            <text:p>30.16%</text:p>
          </table:table-cell>
          <table:table-cell table:number-columns-repeated="1019"/>
        </table:table-row>
        <table:table-row table:style-name="ro3">
          <table:table-cell table:style-name="ce6" table:formula="of:=[.A10]+1" office:value-type="float" office:value="4" calcext:value-type="float">
            <text:p>4</text:p>
          </table:table-cell>
          <table:table-cell table:style-name="ce12" table:formula="of:=(([.C10]*((1+[.$B$2])))-[.C10])+(([.$B$3]/2)*[.$B$2])" office:value-type="percentage" office:value="0.1305959375" calcext:value-type="percentage">
            <text:p>13.06%</text:p>
          </table:table-cell>
          <table:table-cell table:style-name="ce13" table:formula="of:=([.C10]+[.B11])+[.$B$3]" office:value-type="float" office:value="3.0925146875" calcext:value-type="float">
            <text:p>3.09</text:p>
          </table:table-cell>
          <table:table-cell table:style-name="ce15" table:formula="of:=[.C11]/(1-[.$B$3])" office:value-type="float" office:value="10.3083822916667" calcext:value-type="float">
            <text:p>10.31</text:p>
          </table:table-cell>
          <table:table-cell table:style-name="ce12" table:formula="of:=[.D11]*[.$B$4]" office:value-type="percentage" office:value="0.412335291666667" calcext:value-type="percentage">
            <text:p>41.23%</text:p>
          </table:table-cell>
          <table:table-cell table:number-columns-repeated="1019"/>
        </table:table-row>
        <table:table-row table:style-name="ro3">
          <table:table-cell table:style-name="ce6" table:formula="of:=[.A11]+1" office:value-type="float" office:value="5" calcext:value-type="float">
            <text:p>5</text:p>
          </table:table-cell>
          <table:table-cell table:style-name="ce12" table:formula="of:=(([.C11]*((1+[.$B$2])))-[.C11])+(([.$B$3]/2)*[.$B$2])" office:value-type="percentage" office:value="0.172125734375" calcext:value-type="percentage">
            <text:p>17.21%</text:p>
          </table:table-cell>
          <table:table-cell table:style-name="ce13" table:formula="of:=([.C11]+[.B12])+[.$B$3]" office:value-type="float" office:value="3.964640421875" calcext:value-type="float">
            <text:p>3.96</text:p>
          </table:table-cell>
          <table:table-cell table:style-name="ce15" table:formula="of:=[.C12]/(1-[.$B$3])" office:value-type="float" office:value="13.2154680729167" calcext:value-type="float">
            <text:p>13.22</text:p>
          </table:table-cell>
          <table:table-cell table:style-name="ce12" table:formula="of:=[.D12]*[.$B$4]" office:value-type="percentage" office:value="0.528618722916667" calcext:value-type="percentage">
            <text:p>52.86%</text:p>
          </table:table-cell>
          <table:table-cell table:number-columns-repeated="1019"/>
        </table:table-row>
        <table:table-row table:style-name="ro3">
          <table:table-cell table:style-name="ce6" table:formula="of:=[.A12]+1" office:value-type="float" office:value="6" calcext:value-type="float">
            <text:p>6</text:p>
          </table:table-cell>
          <table:table-cell table:style-name="ce12" table:formula="of:=(([.C12]*((1+[.$B$2])))-[.C12])+(([.$B$3]/2)*[.$B$2])" office:value-type="percentage" office:value="0.21573202109375" calcext:value-type="percentage">
            <text:p>21.57%</text:p>
          </table:table-cell>
          <table:table-cell table:style-name="ce13" table:formula="of:=([.C12]+[.B13])+[.$B$3]" office:value-type="float" office:value="4.88037244296875" calcext:value-type="float">
            <text:p>4.88</text:p>
          </table:table-cell>
          <table:table-cell table:style-name="ce15" table:formula="of:=[.C13]/(1-[.$B$3])" office:value-type="float" office:value="16.2679081432292" calcext:value-type="float">
            <text:p>16.27</text:p>
          </table:table-cell>
          <table:table-cell table:style-name="ce12" table:formula="of:=[.D13]*[.$B$4]" office:value-type="percentage" office:value="0.650716325729167" calcext:value-type="percentage">
            <text:p>65.07%</text:p>
          </table:table-cell>
          <table:table-cell table:number-columns-repeated="1019"/>
        </table:table-row>
        <table:table-row table:style-name="ro3">
          <table:table-cell table:style-name="ce6" table:formula="of:=[.A13]+1" office:value-type="float" office:value="7" calcext:value-type="float">
            <text:p>7</text:p>
          </table:table-cell>
          <table:table-cell table:style-name="ce12" table:formula="of:=(([.C13]*((1+[.$B$2])))-[.C13])+(([.$B$3]/2)*[.$B$2])" office:value-type="percentage" office:value="0.261518622148438" calcext:value-type="percentage">
            <text:p>26.15%</text:p>
          </table:table-cell>
          <table:table-cell table:style-name="ce13" table:formula="of:=([.C13]+[.B14])+[.$B$3]" office:value-type="float" office:value="5.84189106511719" calcext:value-type="float">
            <text:p>5.84</text:p>
          </table:table-cell>
          <table:table-cell table:style-name="ce15" table:formula="of:=[.C14]/(1-[.$B$3])" office:value-type="float" office:value="19.4729702170573" calcext:value-type="float">
            <text:p>19.47</text:p>
          </table:table-cell>
          <table:table-cell table:style-name="ce12" table:formula="of:=[.D14]*[.$B$4]" office:value-type="percentage" office:value="0.778918808682292" calcext:value-type="percentage">
            <text:p>77.89%</text:p>
          </table:table-cell>
          <table:table-cell table:number-columns-repeated="1019"/>
        </table:table-row>
        <table:table-row table:style-name="ro3">
          <table:table-cell table:style-name="ce6" table:formula="of:=[.A14]+1" office:value-type="float" office:value="8" calcext:value-type="float">
            <text:p>8</text:p>
          </table:table-cell>
          <table:table-cell table:style-name="ce12" table:formula="of:=(([.C14]*((1+[.$B$2])))-[.C14])+(([.$B$3]/2)*[.$B$2])" office:value-type="percentage" office:value="0.309594553255859" calcext:value-type="percentage">
            <text:p>30.96%</text:p>
          </table:table-cell>
          <table:table-cell table:style-name="ce13" table:formula="of:=([.C14]+[.B15])+[.$B$3]" office:value-type="float" office:value="6.85148561837305" calcext:value-type="float">
            <text:p>6.85</text:p>
          </table:table-cell>
          <table:table-cell table:style-name="ce15" table:formula="of:=[.C15]/(1-[.$B$3])" office:value-type="float" office:value="22.8382853945768" calcext:value-type="float">
            <text:p>22.84</text:p>
          </table:table-cell>
          <table:table-cell table:style-name="ce12" table:formula="of:=[.D15]*[.$B$4]" office:value-type="percentage" office:value="0.913531415783073" calcext:value-type="percentage">
            <text:p>91.35%</text:p>
          </table:table-cell>
          <table:table-cell table:number-columns-repeated="1019"/>
        </table:table-row>
        <table:table-row table:style-name="ro3">
          <table:table-cell table:style-name="ce6" table:formula="of:=[.A15]+1" office:value-type="float" office:value="9" calcext:value-type="float">
            <text:p>9</text:p>
          </table:table-cell>
          <table:table-cell table:style-name="ce12" table:formula="of:=(([.C15]*((1+[.$B$2])))-[.C15])+(([.$B$3]/2)*[.$B$2])" office:value-type="percentage" office:value="0.360074280918653" calcext:value-type="percentage">
            <text:p>36.01%</text:p>
          </table:table-cell>
          <table:table-cell table:style-name="ce13" table:formula="of:=([.C15]+[.B16])+[.$B$3]" office:value-type="float" office:value="7.9115598992917" calcext:value-type="float">
            <text:p>7.91</text:p>
          </table:table-cell>
          <table:table-cell table:style-name="ce15" table:formula="of:=[.C16]/(1-[.$B$3])" office:value-type="float" office:value="26.3718663309723" calcext:value-type="float">
            <text:p>26.37</text:p>
          </table:table-cell>
          <table:table-cell table:style-name="ce12" table:formula="of:=[.D16]*[.$B$4]" office:value-type="percentage" office:value="1.05487465323889" calcext:value-type="percentage">
            <text:p>105.49%</text:p>
          </table:table-cell>
          <table:table-cell table:number-columns-repeated="1019"/>
        </table:table-row>
        <table:table-row table:style-name="ro3">
          <table:table-cell table:style-name="ce6" table:formula="of:=[.A16]+1" office:value-type="float" office:value="10" calcext:value-type="float">
            <text:p>10</text:p>
          </table:table-cell>
          <table:table-cell table:style-name="ce12" table:formula="of:=(([.C16]*((1+[.$B$2])))-[.C16])+(([.$B$3]/2)*[.$B$2])" office:value-type="percentage" office:value="0.413077994964586" calcext:value-type="percentage">
            <text:p>41.31%</text:p>
          </table:table-cell>
          <table:table-cell table:style-name="ce13" table:formula="of:=([.C16]+[.B17])+[.$B$3]" office:value-type="float" office:value="9.02463789425629" calcext:value-type="float">
            <text:p>9.02</text:p>
          </table:table-cell>
          <table:table-cell table:style-name="ce15" table:formula="of:=[.C17]/(1-[.$B$3])" office:value-type="float" office:value="30.0821263141876" calcext:value-type="float">
            <text:p>30.08</text:p>
          </table:table-cell>
          <table:table-cell table:style-name="ce12" table:formula="of:=[.D17]*[.$B$4]" office:value-type="percentage" office:value="1.20328505256751" calcext:value-type="percentage">
            <text:p>120.33%</text:p>
          </table:table-cell>
          <table:table-cell table:number-columns-repeated="1019"/>
        </table:table-row>
        <table:table-row table:style-name="ro3">
          <table:table-cell table:style-name="ce6" table:formula="of:=[.A17]+1" office:value-type="float" office:value="11" calcext:value-type="float">
            <text:p>11</text:p>
          </table:table-cell>
          <table:table-cell table:style-name="ce12" table:formula="of:=(([.C17]*((1+[.$B$2])))-[.C17])+(([.$B$3]/2)*[.$B$2])" office:value-type="percentage" office:value="0.468731894712814" calcext:value-type="percentage">
            <text:p>46.87%</text:p>
          </table:table-cell>
          <table:table-cell table:style-name="ce13" table:formula="of:=([.C17]+[.B18])+[.$B$3]" office:value-type="float" office:value="10.1933697889691" calcext:value-type="float">
            <text:p>10.19</text:p>
          </table:table-cell>
          <table:table-cell table:style-name="ce15" table:formula="of:=[.C18]/(1-[.$B$3])" office:value-type="float" office:value="33.9778992965637" calcext:value-type="float">
            <text:p>33.98</text:p>
          </table:table-cell>
          <table:table-cell table:style-name="ce12" table:formula="of:=[.D18]*[.$B$4]" office:value-type="percentage" office:value="1.35911597186255" calcext:value-type="percentage">
            <text:p>135.91%</text:p>
          </table:table-cell>
          <table:table-cell table:number-columns-repeated="1019"/>
        </table:table-row>
        <table:table-row table:style-name="ro3">
          <table:table-cell table:style-name="ce6" table:formula="of:=[.A18]+1" office:value-type="float" office:value="12" calcext:value-type="float">
            <text:p>12</text:p>
          </table:table-cell>
          <table:table-cell table:style-name="ce12" table:formula="of:=(([.C18]*((1+[.$B$2])))-[.C18])+(([.$B$3]/2)*[.$B$2])" office:value-type="percentage" office:value="0.527168489448455" calcext:value-type="percentage">
            <text:p>52.72%</text:p>
          </table:table-cell>
          <table:table-cell table:style-name="ce13" table:formula="of:=([.C18]+[.B19])+[.$B$3]" office:value-type="float" office:value="11.4205382784176" calcext:value-type="float">
            <text:p>11.42</text:p>
          </table:table-cell>
          <table:table-cell table:style-name="ce15" table:formula="of:=[.C19]/(1-[.$B$3])" office:value-type="float" office:value="38.0684609280585" calcext:value-type="float">
            <text:p>38.07</text:p>
          </table:table-cell>
          <table:table-cell table:style-name="ce12" table:formula="of:=[.D19]*[.$B$4]" office:value-type="percentage" office:value="1.52273843712234" calcext:value-type="percentage">
            <text:p>152.27%</text:p>
          </table:table-cell>
          <table:table-cell table:number-columns-repeated="1019"/>
        </table:table-row>
        <table:table-row table:style-name="ro3">
          <table:table-cell table:style-name="ce6" table:formula="of:=[.A19]+1" office:value-type="float" office:value="13" calcext:value-type="float">
            <text:p>13</text:p>
          </table:table-cell>
          <table:table-cell table:style-name="ce12" table:formula="of:=(([.C19]*((1+[.$B$2])))-[.C19])+(([.$B$3]/2)*[.$B$2])" office:value-type="percentage" office:value="0.588526913920878" calcext:value-type="percentage">
            <text:p>58.85%</text:p>
          </table:table-cell>
          <table:table-cell table:style-name="ce13" table:formula="of:=([.C19]+[.B20])+[.$B$3]" office:value-type="float" office:value="12.7090651923384" calcext:value-type="float">
            <text:p>12.71</text:p>
          </table:table-cell>
          <table:table-cell table:style-name="ce15" table:formula="of:=[.C20]/(1-[.$B$3])" office:value-type="float" office:value="42.3635506411281" calcext:value-type="float">
            <text:p>42.36</text:p>
          </table:table-cell>
          <table:table-cell table:style-name="ce12" table:formula="of:=[.D20]*[.$B$4]" office:value-type="percentage" office:value="1.69454202564512" calcext:value-type="percentage">
            <text:p>169.45%</text:p>
          </table:table-cell>
          <table:table-cell table:number-columns-repeated="1019"/>
        </table:table-row>
        <table:table-row table:style-name="ro3">
          <table:table-cell table:style-name="ce6" table:formula="of:=[.A20]+1" office:value-type="float" office:value="14" calcext:value-type="float">
            <text:p>14</text:p>
          </table:table-cell>
          <table:table-cell table:style-name="ce12" table:formula="of:=(([.C20]*((1+[.$B$2])))-[.C20])+(([.$B$3]/2)*[.$B$2])" office:value-type="percentage" office:value="0.652953259616922" calcext:value-type="percentage">
            <text:p>65.30%</text:p>
          </table:table-cell>
          <table:table-cell table:style-name="ce13" table:formula="of:=([.C20]+[.B21])+[.$B$3]" office:value-type="float" office:value="14.0620184519554" calcext:value-type="float">
            <text:p>14.06</text:p>
          </table:table-cell>
          <table:table-cell table:style-name="ce15" table:formula="of:=[.C21]/(1-[.$B$3])" office:value-type="float" office:value="46.8733948398512" calcext:value-type="float">
            <text:p>46.87</text:p>
          </table:table-cell>
          <table:table-cell table:style-name="ce12" table:formula="of:=[.D21]*[.$B$4]" office:value-type="percentage" office:value="1.87493579359405" calcext:value-type="percentage">
            <text:p>187.49%</text:p>
          </table:table-cell>
          <table:table-cell table:number-columns-repeated="1019"/>
        </table:table-row>
        <table:table-row table:style-name="ro3">
          <table:table-cell table:style-name="ce6" table:formula="of:=[.A21]+1" office:value-type="float" office:value="15" calcext:value-type="float">
            <text:p>15</text:p>
          </table:table-cell>
          <table:table-cell table:style-name="ce12" table:formula="of:=(([.C21]*((1+[.$B$2])))-[.C21])+(([.$B$3]/2)*[.$B$2])" office:value-type="percentage" office:value="0.720600922597768" calcext:value-type="percentage">
            <text:p>72.06%</text:p>
          </table:table-cell>
          <table:table-cell table:style-name="ce13" table:formula="of:=([.C21]+[.B22])+[.$B$3]" office:value-type="float" office:value="15.4826193745531" calcext:value-type="float">
            <text:p>15.48</text:p>
          </table:table-cell>
          <table:table-cell table:style-name="ce15" table:formula="of:=[.C22]/(1-[.$B$3])" office:value-type="float" office:value="51.6087312485104" calcext:value-type="float">
            <text:p>51.61</text:p>
          </table:table-cell>
          <table:table-cell table:style-name="ce12" table:formula="of:=[.D22]*[.$B$4]" office:value-type="percentage" office:value="2.06434924994042" calcext:value-type="percentage">
            <text:p>206.43%</text:p>
          </table:table-cell>
          <table:table-cell table:number-columns-repeated="1019"/>
        </table:table-row>
        <table:table-row table:style-name="ro3">
          <table:table-cell table:style-name="ce6" table:formula="of:=[.A22]+1" office:value-type="float" office:value="16" calcext:value-type="float">
            <text:p>16</text:p>
          </table:table-cell>
          <table:table-cell table:style-name="ce12" table:formula="of:=(([.C22]*((1+[.$B$2])))-[.C22])+(([.$B$3]/2)*[.$B$2])" office:value-type="percentage" office:value="0.791630968727658" calcext:value-type="percentage">
            <text:p>79.16%</text:p>
          </table:table-cell>
          <table:table-cell table:style-name="ce13" table:formula="of:=([.C22]+[.B23])+[.$B$3]" office:value-type="float" office:value="16.9742503432808" calcext:value-type="float">
            <text:p>16.97</text:p>
          </table:table-cell>
          <table:table-cell table:style-name="ce15" table:formula="of:=[.C23]/(1-[.$B$3])" office:value-type="float" office:value="56.5808344776026" calcext:value-type="float">
            <text:p>56.58</text:p>
          </table:table-cell>
          <table:table-cell table:style-name="ce12" table:formula="of:=[.D23]*[.$B$4]" office:value-type="percentage" office:value="2.2632333791041" calcext:value-type="percentage">
            <text:p>226.32%</text:p>
          </table:table-cell>
          <table:table-cell table:number-columns-repeated="1019"/>
        </table:table-row>
        <table:table-row table:style-name="ro3">
          <table:table-cell table:style-name="ce6" table:formula="of:=[.A23]+1" office:value-type="float" office:value="17" calcext:value-type="float">
            <text:p>17</text:p>
          </table:table-cell>
          <table:table-cell table:style-name="ce12" table:formula="of:=(([.C23]*((1+[.$B$2])))-[.C23])+(([.$B$3]/2)*[.$B$2])" office:value-type="percentage" office:value="0.866212517164039" calcext:value-type="percentage">
            <text:p>86.62%</text:p>
          </table:table-cell>
          <table:table-cell table:style-name="ce13" table:formula="of:=([.C23]+[.B24])+[.$B$3]" office:value-type="float" office:value="18.5404628604448" calcext:value-type="float">
            <text:p>18.54</text:p>
          </table:table-cell>
          <table:table-cell table:style-name="ce15" table:formula="of:=[.C24]/(1-[.$B$3])" office:value-type="float" office:value="61.8015428681494" calcext:value-type="float">
            <text:p>61.80</text:p>
          </table:table-cell>
          <table:table-cell table:style-name="ce12" table:formula="of:=[.D24]*[.$B$4]" office:value-type="percentage" office:value="2.47206171472598" calcext:value-type="percentage">
            <text:p>247.21%</text:p>
          </table:table-cell>
          <table:table-cell table:number-columns-repeated="1019"/>
        </table:table-row>
        <table:table-row table:style-name="ro3">
          <table:table-cell table:style-name="ce6" table:formula="of:=[.A24]+1" office:value-type="float" office:value="18" calcext:value-type="float">
            <text:p>18</text:p>
          </table:table-cell>
          <table:table-cell table:style-name="ce12" table:formula="of:=(([.C24]*((1+[.$B$2])))-[.C24])+(([.$B$3]/2)*[.$B$2])" office:value-type="percentage" office:value="0.944523143022243" calcext:value-type="percentage">
            <text:p>94.45%</text:p>
          </table:table-cell>
          <table:table-cell table:style-name="ce13" table:formula="of:=([.C24]+[.B25])+[.$B$3]" office:value-type="float" office:value="20.1849860034671" calcext:value-type="float">
            <text:p>20.18</text:p>
          </table:table-cell>
          <table:table-cell table:style-name="ce15" table:formula="of:=[.C25]/(1-[.$B$3])" office:value-type="float" office:value="67.2832866782235" calcext:value-type="float">
            <text:p>67.28</text:p>
          </table:table-cell>
          <table:table-cell table:style-name="ce12" table:formula="of:=[.D25]*[.$B$4]" office:value-type="percentage" office:value="2.69133146712894" calcext:value-type="percentage">
            <text:p>269.13%</text:p>
          </table:table-cell>
          <table:table-cell table:number-columns-repeated="1019"/>
        </table:table-row>
        <table:table-row table:style-name="ro3">
          <table:table-cell table:style-name="ce6" table:formula="of:=[.A25]+1" office:value-type="float" office:value="19" calcext:value-type="float">
            <text:p>19</text:p>
          </table:table-cell>
          <table:table-cell table:style-name="ce12" table:formula="of:=(([.C25]*((1+[.$B$2])))-[.C25])+(([.$B$3]/2)*[.$B$2])" office:value-type="percentage" office:value="1.02674930017336" calcext:value-type="percentage">
            <text:p>102.67%</text:p>
          </table:table-cell>
          <table:table-cell table:style-name="ce13" table:formula="of:=([.C25]+[.B26])+[.$B$3]" office:value-type="float" office:value="21.9117353036404" calcext:value-type="float">
            <text:p>21.91</text:p>
          </table:table-cell>
          <table:table-cell table:style-name="ce15" table:formula="of:=[.C26]/(1-[.$B$3])" office:value-type="float" office:value="73.0391176788014" calcext:value-type="float">
            <text:p>73.04</text:p>
          </table:table-cell>
          <table:table-cell table:style-name="ce12" table:formula="of:=[.D26]*[.$B$4]" office:value-type="percentage" office:value="2.92156470715205" calcext:value-type="percentage">
            <text:p>292.16%</text:p>
          </table:table-cell>
          <table:table-cell table:number-columns-repeated="1019"/>
        </table:table-row>
        <table:table-row table:style-name="ro3">
          <table:table-cell table:style-name="ce6" table:formula="of:=[.A26]+1" office:value-type="float" office:value="20" calcext:value-type="float">
            <text:p>20</text:p>
          </table:table-cell>
          <table:table-cell table:style-name="ce12" table:formula="of:=(([.C26]*((1+[.$B$2])))-[.C26])+(([.$B$3]/2)*[.$B$2])" office:value-type="percentage" office:value="1.11308676518202" calcext:value-type="percentage">
            <text:p>111.31%</text:p>
          </table:table-cell>
          <table:table-cell table:style-name="ce13" table:formula="of:=([.C26]+[.B27])+[.$B$3]" office:value-type="float" office:value="23.7248220688224" calcext:value-type="float">
            <text:p>23.72</text:p>
          </table:table-cell>
          <table:table-cell table:style-name="ce15" table:formula="of:=[.C27]/(1-[.$B$3])" office:value-type="float" office:value="79.0827402294081" calcext:value-type="float">
            <text:p>79.08</text:p>
          </table:table-cell>
          <table:table-cell table:style-name="ce12" table:formula="of:=[.D27]*[.$B$4]" office:value-type="percentage" office:value="3.16330960917632" calcext:value-type="percentage">
            <text:p>316.33%</text:p>
          </table:table-cell>
          <table:table-cell table:number-columns-repeated="1019"/>
        </table:table-row>
        <table:table-row table:style-name="ro3">
          <table:table-cell table:style-name="ce6" table:formula="of:=[.A27]+1" office:value-type="float" office:value="21" calcext:value-type="float">
            <text:p>21</text:p>
          </table:table-cell>
          <table:table-cell table:style-name="ce12" table:formula="of:=(([.C27]*((1+[.$B$2])))-[.C27])+(([.$B$3]/2)*[.$B$2])" office:value-type="percentage" office:value="1.20374110344112" calcext:value-type="percentage">
            <text:p>120.37%</text:p>
          </table:table-cell>
          <table:table-cell table:style-name="ce13" table:formula="of:=([.C27]+[.B28])+[.$B$3]" office:value-type="float" office:value="25.6285631722635" calcext:value-type="float">
            <text:p>25.63</text:p>
          </table:table-cell>
          <table:table-cell table:style-name="ce15" table:formula="of:=[.C28]/(1-[.$B$3])" office:value-type="float" office:value="85.4285439075452" calcext:value-type="float">
            <text:p>85.43</text:p>
          </table:table-cell>
          <table:table-cell table:style-name="ce12" table:formula="of:=[.D28]*[.$B$4]" office:value-type="percentage" office:value="3.41714175630181" calcext:value-type="percentage">
            <text:p>341.71%</text:p>
          </table:table-cell>
          <table:table-cell table:number-columns-repeated="1019"/>
        </table:table-row>
        <table:table-row table:style-name="ro3">
          <table:table-cell table:style-name="ce6" table:formula="of:=[.A28]+1" office:value-type="float" office:value="22" calcext:value-type="float">
            <text:p>22</text:p>
          </table:table-cell>
          <table:table-cell table:style-name="ce12" table:formula="of:=(([.C28]*((1+[.$B$2])))-[.C28])+(([.$B$3]/2)*[.$B$2])" office:value-type="percentage" office:value="1.29892815861318" calcext:value-type="percentage">
            <text:p>129.89%</text:p>
          </table:table-cell>
          <table:table-cell table:style-name="ce13" table:formula="of:=([.C28]+[.B29])+[.$B$3]" office:value-type="float" office:value="27.6274913308767" calcext:value-type="float">
            <text:p>27.63</text:p>
          </table:table-cell>
          <table:table-cell table:style-name="ce15" table:formula="of:=[.C29]/(1-[.$B$3])" office:value-type="float" office:value="92.0916377695891" calcext:value-type="float">
            <text:p>92.09</text:p>
          </table:table-cell>
          <table:table-cell table:style-name="ce12" table:formula="of:=[.D29]*[.$B$4]" office:value-type="percentage" office:value="3.68366551078356" calcext:value-type="percentage">
            <text:p>368.37%</text:p>
          </table:table-cell>
          <table:table-cell table:number-columns-repeated="1019"/>
        </table:table-row>
        <table:table-row table:style-name="ro3">
          <table:table-cell table:style-name="ce6" table:formula="of:=[.A29]+1" office:value-type="float" office:value="23" calcext:value-type="float">
            <text:p>23</text:p>
          </table:table-cell>
          <table:table-cell table:style-name="ce12" table:formula="of:=(([.C29]*((1+[.$B$2])))-[.C29])+(([.$B$3]/2)*[.$B$2])" office:value-type="percentage" office:value="1.39887456654384" calcext:value-type="percentage">
            <text:p>139.89%</text:p>
          </table:table-cell>
          <table:table-cell table:style-name="ce13" table:formula="of:=([.C29]+[.B30])+[.$B$3]" office:value-type="float" office:value="29.7263658974206" calcext:value-type="float">
            <text:p>29.73</text:p>
          </table:table-cell>
          <table:table-cell table:style-name="ce15" table:formula="of:=[.C30]/(1-[.$B$3])" office:value-type="float" office:value="99.0878863247352" calcext:value-type="float">
            <text:p>99.09</text:p>
          </table:table-cell>
          <table:table-cell table:style-name="ce12" table:formula="of:=[.D30]*[.$B$4]" office:value-type="percentage" office:value="3.96351545298941" calcext:value-type="percentage">
            <text:p>396.35%</text:p>
          </table:table-cell>
          <table:table-cell table:number-columns-repeated="1019"/>
        </table:table-row>
        <table:table-row table:style-name="ro3">
          <table:table-cell table:style-name="ce6" table:formula="of:=[.A30]+1" office:value-type="float" office:value="24" calcext:value-type="float">
            <text:p>24</text:p>
          </table:table-cell>
          <table:table-cell table:style-name="ce12" table:formula="of:=(([.C30]*((1+[.$B$2])))-[.C30])+(([.$B$3]/2)*[.$B$2])" office:value-type="percentage" office:value="1.50381829487103" calcext:value-type="percentage">
            <text:p>150.38%</text:p>
          </table:table-cell>
          <table:table-cell table:style-name="ce13" table:formula="of:=([.C30]+[.B31])+[.$B$3]" office:value-type="float" office:value="31.9301841922916" calcext:value-type="float">
            <text:p>31.93</text:p>
          </table:table-cell>
          <table:table-cell table:style-name="ce15" table:formula="of:=[.C31]/(1-[.$B$3])" office:value-type="float" office:value="106.433947307639" calcext:value-type="float">
            <text:p>106.43</text:p>
          </table:table-cell>
          <table:table-cell table:style-name="ce12" table:formula="of:=[.D31]*[.$B$4]" office:value-type="percentage" office:value="4.25735789230555" calcext:value-type="percentage">
            <text:p>425.74%</text:p>
          </table:table-cell>
          <table:table-cell table:number-columns-repeated="1019"/>
        </table:table-row>
        <table:table-row table:style-name="ro3">
          <table:table-cell table:style-name="ce6" table:formula="of:=[.A31]+1" office:value-type="float" office:value="25" calcext:value-type="float">
            <text:p>25</text:p>
          </table:table-cell>
          <table:table-cell table:style-name="ce12" table:formula="of:=(([.C31]*((1+[.$B$2])))-[.C31])+(([.$B$3]/2)*[.$B$2])" office:value-type="percentage" office:value="1.61400920961458" calcext:value-type="percentage">
            <text:p>161.40%</text:p>
          </table:table-cell>
          <table:table-cell table:style-name="ce13" table:formula="of:=([.C31]+[.B32])+[.$B$3]" office:value-type="float" office:value="34.2441934019062" calcext:value-type="float">
            <text:p>34.24</text:p>
          </table:table-cell>
          <table:table-cell table:style-name="ce15" table:formula="of:=[.C32]/(1-[.$B$3])" office:value-type="float" office:value="114.147311339687" calcext:value-type="float">
            <text:p>114.15</text:p>
          </table:table-cell>
          <table:table-cell table:style-name="ce12" table:formula="of:=[.D32]*[.$B$4]" office:value-type="percentage" office:value="4.56589245358749" calcext:value-type="percentage">
            <text:p>456.59%</text:p>
          </table:table-cell>
          <table:table-cell table:number-columns-repeated="1019"/>
        </table:table-row>
        <table:table-row table:style-name="ro3">
          <table:table-cell table:style-name="ce6" table:formula="of:=[.A32]+1" office:value-type="float" office:value="26" calcext:value-type="float">
            <text:p>26</text:p>
          </table:table-cell>
          <table:table-cell table:style-name="ce12" table:formula="of:=(([.C32]*((1+[.$B$2])))-[.C32])+(([.$B$3]/2)*[.$B$2])" office:value-type="percentage" office:value="1.72970967009531" calcext:value-type="percentage">
            <text:p>172.97%</text:p>
          </table:table-cell>
          <table:table-cell table:style-name="ce13" table:formula="of:=([.C32]+[.B33])+[.$B$3]" office:value-type="float" office:value="36.6739030720015" calcext:value-type="float">
            <text:p>36.67</text:p>
          </table:table-cell>
          <table:table-cell table:style-name="ce15" table:formula="of:=[.C33]/(1-[.$B$3])" office:value-type="float" office:value="122.246343573338" calcext:value-type="float">
            <text:p>122.25</text:p>
          </table:table-cell>
          <table:table-cell table:style-name="ce12" table:formula="of:=[.D33]*[.$B$4]" office:value-type="percentage" office:value="4.88985374293353" calcext:value-type="percentage">
            <text:p>488.99%</text:p>
          </table:table-cell>
          <table:table-cell table:number-columns-repeated="1019"/>
        </table:table-row>
        <table:table-row table:style-name="ro3">
          <table:table-cell table:style-name="ce6" table:formula="of:=[.A33]+1" office:value-type="float" office:value="27" calcext:value-type="float">
            <text:p>27</text:p>
          </table:table-cell>
          <table:table-cell table:style-name="ce12" table:formula="of:=(([.C33]*((1+[.$B$2])))-[.C33])+(([.$B$3]/2)*[.$B$2])" office:value-type="percentage" office:value="1.85119515360008" calcext:value-type="percentage">
            <text:p>185.12%</text:p>
          </table:table-cell>
          <table:table-cell table:style-name="ce13" table:formula="of:=([.C33]+[.B34])+[.$B$3]" office:value-type="float" office:value="39.2250982256016" calcext:value-type="float">
            <text:p>39.23</text:p>
          </table:table-cell>
          <table:table-cell table:style-name="ce15" table:formula="of:=[.C34]/(1-[.$B$3])" office:value-type="float" office:value="130.750327418672" calcext:value-type="float">
            <text:p>130.75</text:p>
          </table:table-cell>
          <table:table-cell table:style-name="ce12" table:formula="of:=[.D34]*[.$B$4]" office:value-type="percentage" office:value="5.23001309674688" calcext:value-type="percentage">
            <text:p>523.00%</text:p>
          </table:table-cell>
          <table:table-cell table:number-columns-repeated="1019"/>
        </table:table-row>
        <table:table-row table:style-name="ro3">
          <table:table-cell table:style-name="ce6" table:formula="of:=[.A34]+1" office:value-type="float" office:value="28" calcext:value-type="float">
            <text:p>28</text:p>
          </table:table-cell>
          <table:table-cell table:style-name="ce12" table:formula="of:=(([.C34]*((1+[.$B$2])))-[.C34])+(([.$B$3]/2)*[.$B$2])" office:value-type="percentage" office:value="1.97875491128008" calcext:value-type="percentage">
            <text:p>197.88%</text:p>
          </table:table-cell>
          <table:table-cell table:style-name="ce13" table:formula="of:=([.C34]+[.B35])+[.$B$3]" office:value-type="float" office:value="41.9038531368816" calcext:value-type="float">
            <text:p>41.90</text:p>
          </table:table-cell>
          <table:table-cell table:style-name="ce15" table:formula="of:=[.C35]/(1-[.$B$3])" office:value-type="float" office:value="139.679510456272" calcext:value-type="float">
            <text:p>139.68</text:p>
          </table:table-cell>
          <table:table-cell table:style-name="ce12" table:formula="of:=[.D35]*[.$B$4]" office:value-type="percentage" office:value="5.58718041825089" calcext:value-type="percentage">
            <text:p>558.72%</text:p>
          </table:table-cell>
          <table:table-cell table:number-columns-repeated="1019"/>
        </table:table-row>
        <table:table-row table:style-name="ro3">
          <table:table-cell table:style-name="ce6" table:formula="of:=[.A35]+1" office:value-type="float" office:value="29" calcext:value-type="float">
            <text:p>29</text:p>
          </table:table-cell>
          <table:table-cell table:style-name="ce12" table:formula="of:=(([.C35]*((1+[.$B$2])))-[.C35])+(([.$B$3]/2)*[.$B$2])" office:value-type="percentage" office:value="2.11269265684408" calcext:value-type="percentage">
            <text:p>211.27%</text:p>
          </table:table-cell>
          <table:table-cell table:style-name="ce13" table:formula="of:=([.C35]+[.B36])+[.$B$3]" office:value-type="float" office:value="44.7165457937257" calcext:value-type="float">
            <text:p>44.72</text:p>
          </table:table-cell>
          <table:table-cell table:style-name="ce15" table:formula="of:=[.C36]/(1-[.$B$3])" office:value-type="float" office:value="149.055152645752" calcext:value-type="float">
            <text:p>149.06</text:p>
          </table:table-cell>
          <table:table-cell table:style-name="ce12" table:formula="of:=[.D36]*[.$B$4]" office:value-type="percentage" office:value="5.9622061058301" calcext:value-type="percentage">
            <text:p>596.22%</text:p>
          </table:table-cell>
          <table:table-cell table:number-columns-repeated="1019"/>
        </table:table-row>
        <table:table-row table:style-name="ro3">
          <table:table-cell table:style-name="ce6" table:formula="of:=[.A36]+1" office:value-type="float" office:value="30" calcext:value-type="float">
            <text:p>30</text:p>
          </table:table-cell>
          <table:table-cell table:style-name="ce12" table:formula="of:=(([.C36]*((1+[.$B$2])))-[.C36])+(([.$B$3]/2)*[.$B$2])" office:value-type="percentage" office:value="2.25332728968629" calcext:value-type="percentage">
            <text:p>225.33%</text:p>
          </table:table-cell>
          <table:table-cell table:style-name="ce13" table:formula="of:=([.C36]+[.B37])+[.$B$3]" office:value-type="float" office:value="47.669873083412" calcext:value-type="float">
            <text:p>47.67</text:p>
          </table:table-cell>
          <table:table-cell table:style-name="ce15" table:formula="of:=[.C37]/(1-[.$B$3])" office:value-type="float" office:value="158.899576944707" calcext:value-type="float">
            <text:p>158.90</text:p>
          </table:table-cell>
          <table:table-cell table:style-name="ce12" table:formula="of:=[.D37]*[.$B$4]" office:value-type="percentage" office:value="6.35598307778827" calcext:value-type="percentage">
            <text:p>635.60%</text:p>
          </table:table-cell>
          <table:table-cell table:number-columns-repeated="1019"/>
        </table:table-row>
        <table:table-row table:style-name="ro3">
          <table:table-cell table:style-name="ce6" table:formula="of:=[.A37]+1" office:value-type="float" office:value="31" calcext:value-type="float">
            <text:p>31</text:p>
          </table:table-cell>
          <table:table-cell table:style-name="ce12" table:formula="of:=(([.C37]*((1+[.$B$2])))-[.C37])+(([.$B$3]/2)*[.$B$2])" office:value-type="percentage" office:value="2.4009936541706" calcext:value-type="percentage">
            <text:p>240.10%</text:p>
          </table:table-cell>
          <table:table-cell table:style-name="ce13" table:formula="of:=([.C37]+[.B38])+[.$B$3]" office:value-type="float" office:value="50.7708667375826" calcext:value-type="float">
            <text:p>50.77</text:p>
          </table:table-cell>
          <table:table-cell table:style-name="ce15" table:formula="of:=[.C38]/(1-[.$B$3])" office:value-type="float" office:value="169.236222458609" calcext:value-type="float">
            <text:p>169.24</text:p>
          </table:table-cell>
          <table:table-cell table:style-name="ce12" table:formula="of:=[.D38]*[.$B$4]" office:value-type="percentage" office:value="6.76944889834435" calcext:value-type="percentage">
            <text:p>676.94%</text:p>
          </table:table-cell>
          <table:table-cell table:number-columns-repeated="1019"/>
        </table:table-row>
        <table:table-row table:style-name="ro3">
          <table:table-cell table:style-name="ce6" table:formula="of:=[.A38]+1" office:value-type="float" office:value="32" calcext:value-type="float">
            <text:p>32</text:p>
          </table:table-cell>
          <table:table-cell table:style-name="ce12" table:formula="of:=(([.C38]*((1+[.$B$2])))-[.C38])+(([.$B$3]/2)*[.$B$2])" office:value-type="percentage" office:value="2.55604333687913" calcext:value-type="percentage">
            <text:p>255.60%</text:p>
          </table:table-cell>
          <table:table-cell table:style-name="ce13" table:formula="of:=([.C38]+[.B39])+[.$B$3]" office:value-type="float" office:value="54.0269100744617" calcext:value-type="float">
            <text:p>54.03</text:p>
          </table:table-cell>
          <table:table-cell table:style-name="ce15" table:formula="of:=[.C39]/(1-[.$B$3])" office:value-type="float" office:value="180.089700248206" calcext:value-type="float">
            <text:p>180.09</text:p>
          </table:table-cell>
          <table:table-cell table:style-name="ce12" table:formula="of:=[.D39]*[.$B$4]" office:value-type="percentage" office:value="7.20358800992824" calcext:value-type="percentage">
            <text:p>720.36%</text:p>
          </table:table-cell>
          <table:table-cell table:number-columns-repeated="1019"/>
        </table:table-row>
        <table:table-row table:style-name="ro3">
          <table:table-cell table:style-name="ce6" table:formula="of:=[.A39]+1" office:value-type="float" office:value="33" calcext:value-type="float">
            <text:p>33</text:p>
          </table:table-cell>
          <table:table-cell table:style-name="ce12" table:formula="of:=(([.C39]*((1+[.$B$2])))-[.C39])+(([.$B$3]/2)*[.$B$2])" office:value-type="percentage" office:value="2.71884550372309" calcext:value-type="percentage">
            <text:p>271.88%</text:p>
          </table:table-cell>
          <table:table-cell table:style-name="ce13" table:formula="of:=([.C39]+[.B40])+[.$B$3]" office:value-type="float" office:value="57.4457555781848" calcext:value-type="float">
            <text:p>57.45</text:p>
          </table:table-cell>
          <table:table-cell table:style-name="ce15" table:formula="of:=[.C40]/(1-[.$B$3])" office:value-type="float" office:value="191.485851927283" calcext:value-type="float">
            <text:p>191.49</text:p>
          </table:table-cell>
          <table:table-cell table:style-name="ce12" table:formula="of:=[.D40]*[.$B$4]" office:value-type="percentage" office:value="7.65943407709131" calcext:value-type="percentage">
            <text:p>765.94%</text:p>
          </table:table-cell>
          <table:table-cell table:number-columns-repeated="1019"/>
        </table:table-row>
        <table:table-row table:style-name="ro3">
          <table:table-cell table:style-name="ce6" table:formula="of:=[.A40]+1" office:value-type="float" office:value="34" calcext:value-type="float">
            <text:p>34</text:p>
          </table:table-cell>
          <table:table-cell table:style-name="ce12" table:formula="of:=(([.C40]*((1+[.$B$2])))-[.C40])+(([.$B$3]/2)*[.$B$2])" office:value-type="percentage" office:value="2.88978777890925" calcext:value-type="percentage">
            <text:p>288.98%</text:p>
          </table:table-cell>
          <table:table-cell table:style-name="ce13" table:formula="of:=([.C40]+[.B41])+[.$B$3]" office:value-type="float" office:value="61.0355433570941" calcext:value-type="float">
            <text:p>61.04</text:p>
          </table:table-cell>
          <table:table-cell table:style-name="ce15" table:formula="of:=[.C41]/(1-[.$B$3])" office:value-type="float" office:value="203.451811190314" calcext:value-type="float">
            <text:p>203.45</text:p>
          </table:table-cell>
          <table:table-cell table:style-name="ce12" table:formula="of:=[.D41]*[.$B$4]" office:value-type="percentage" office:value="8.13807244761255" calcext:value-type="percentage">
            <text:p>813.81%</text:p>
          </table:table-cell>
          <table:table-cell table:number-columns-repeated="1019"/>
        </table:table-row>
        <table:table-row table:style-name="ro3">
          <table:table-cell table:style-name="ce6" table:formula="of:=[.A41]+1" office:value-type="float" office:value="35" calcext:value-type="float">
            <text:p>35</text:p>
          </table:table-cell>
          <table:table-cell table:style-name="ce12" table:formula="of:=(([.C41]*((1+[.$B$2])))-[.C41])+(([.$B$3]/2)*[.$B$2])" office:value-type="percentage" office:value="3.06927716785471" calcext:value-type="percentage">
            <text:p>306.93%</text:p>
          </table:table-cell>
          <table:table-cell table:style-name="ce13" table:formula="of:=([.C41]+[.B42])+[.$B$3]" office:value-type="float" office:value="64.8048205249488" calcext:value-type="float">
            <text:p>64.80</text:p>
          </table:table-cell>
          <table:table-cell table:style-name="ce15" table:formula="of:=[.C42]/(1-[.$B$3])" office:value-type="float" office:value="216.016068416496" calcext:value-type="float">
            <text:p>216.02</text:p>
          </table:table-cell>
          <table:table-cell table:style-name="ce12" table:formula="of:=[.D42]*[.$B$4]" office:value-type="percentage" office:value="8.64064273665984" calcext:value-type="percentage">
            <text:p>864.06%</text:p>
          </table:table-cell>
          <table:table-cell table:number-columns-repeated="1019"/>
        </table:table-row>
        <table:table-row table:style-name="ro3">
          <table:table-cell table:style-name="ce6" table:formula="of:=[.A42]+1" office:value-type="float" office:value="36" calcext:value-type="float">
            <text:p>36</text:p>
          </table:table-cell>
          <table:table-cell table:style-name="ce12" table:formula="of:=(([.C42]*((1+[.$B$2])))-[.C42])+(([.$B$3]/2)*[.$B$2])" office:value-type="percentage" office:value="3.25774102624745" calcext:value-type="percentage">
            <text:p>325.77%</text:p>
          </table:table-cell>
          <table:table-cell table:style-name="ce13" table:formula="of:=([.C42]+[.B43])+[.$B$3]" office:value-type="float" office:value="68.7625615511962" calcext:value-type="float">
            <text:p>68.76</text:p>
          </table:table-cell>
          <table:table-cell table:style-name="ce15" table:formula="of:=[.C43]/(1-[.$B$3])" office:value-type="float" office:value="229.208538503988" calcext:value-type="float">
            <text:p>229.21</text:p>
          </table:table-cell>
          <table:table-cell table:style-name="ce12" table:formula="of:=[.D43]*[.$B$4]" office:value-type="percentage" office:value="9.1683415401595" calcext:value-type="percentage">
            <text:p>916.83%</text:p>
          </table:table-cell>
          <table:table-cell table:number-columns-repeated="1019"/>
        </table:table-row>
        <table:table-row table:style-name="ro3">
          <table:table-cell table:style-name="ce6" table:formula="of:=[.A43]+1" office:value-type="float" office:value="37" calcext:value-type="float">
            <text:p>37</text:p>
          </table:table-cell>
          <table:table-cell table:style-name="ce12" table:formula="of:=(([.C43]*((1+[.$B$2])))-[.C43])+(([.$B$3]/2)*[.$B$2])" office:value-type="percentage" office:value="3.45562807755981" calcext:value-type="percentage">
            <text:p>345.56%</text:p>
          </table:table-cell>
          <table:table-cell table:style-name="ce13" table:formula="of:=([.C43]+[.B44])+[.$B$3]" office:value-type="float" office:value="72.9181896287561" calcext:value-type="float">
            <text:p>72.92</text:p>
          </table:table-cell>
          <table:table-cell table:style-name="ce15" table:formula="of:=[.C44]/(1-[.$B$3])" office:value-type="float" office:value="243.060632095854" calcext:value-type="float">
            <text:p>243.06</text:p>
          </table:table-cell>
          <table:table-cell table:style-name="ce12" table:formula="of:=[.D44]*[.$B$4]" office:value-type="percentage" office:value="9.72242528383414" calcext:value-type="percentage">
            <text:p>972.24%</text:p>
          </table:table-cell>
          <table:table-cell table:number-columns-repeated="1019"/>
        </table:table-row>
        <table:table-row table:style-name="ro3">
          <table:table-cell table:style-name="ce6" table:formula="of:=[.A44]+1" office:value-type="float" office:value="38" calcext:value-type="float">
            <text:p>38</text:p>
          </table:table-cell>
          <table:table-cell table:style-name="ce12" table:formula="of:=(([.C44]*((1+[.$B$2])))-[.C44])+(([.$B$3]/2)*[.$B$2])" office:value-type="percentage" office:value="3.66340948143781" calcext:value-type="percentage">
            <text:p>366.34%</text:p>
          </table:table-cell>
          <table:table-cell table:style-name="ce13" table:formula="of:=([.C44]+[.B45])+[.$B$3]" office:value-type="float" office:value="77.2815991101939" calcext:value-type="float">
            <text:p>77.28</text:p>
          </table:table-cell>
          <table:table-cell table:style-name="ce15" table:formula="of:=[.C45]/(1-[.$B$3])" office:value-type="float" office:value="257.605330367313" calcext:value-type="float">
            <text:p>257.61</text:p>
          </table:table-cell>
          <table:table-cell table:style-name="ce12" table:formula="of:=[.D45]*[.$B$4]" office:value-type="percentage" office:value="10.3042132146925" calcext:value-type="percentage">
            <text:p>1030.42%</text:p>
          </table:table-cell>
          <table:table-cell table:number-columns-repeated="1019"/>
        </table:table-row>
        <table:table-row table:style-name="ro3">
          <table:table-cell table:style-name="ce6" table:formula="of:=[.A45]+1" office:value-type="float" office:value="39" calcext:value-type="float">
            <text:p>39</text:p>
          </table:table-cell>
          <table:table-cell table:style-name="ce12" table:formula="of:=(([.C45]*((1+[.$B$2])))-[.C45])+(([.$B$3]/2)*[.$B$2])" office:value-type="percentage" office:value="3.88157995550969" calcext:value-type="percentage">
            <text:p>388.16%</text:p>
          </table:table-cell>
          <table:table-cell table:style-name="ce13" table:formula="of:=([.C45]+[.B46])+[.$B$3]" office:value-type="float" office:value="81.8631790657036" calcext:value-type="float">
            <text:p>81.86</text:p>
          </table:table-cell>
          <table:table-cell table:style-name="ce15" table:formula="of:=[.C46]/(1-[.$B$3])" office:value-type="float" office:value="272.877263552345" calcext:value-type="float">
            <text:p>272.88</text:p>
          </table:table-cell>
          <table:table-cell table:style-name="ce12" table:formula="of:=[.D46]*[.$B$4]" office:value-type="percentage" office:value="10.9150905420938" calcext:value-type="percentage">
            <text:p>1091.51%</text:p>
          </table:table-cell>
          <table:table-cell table:number-columns-repeated="1019"/>
        </table:table-row>
        <table:table-row table:style-name="ro3">
          <table:table-cell table:style-name="ce6" table:formula="of:=[.A46]+1" office:value-type="float" office:value="40" calcext:value-type="float">
            <text:p>40</text:p>
          </table:table-cell>
          <table:table-cell table:style-name="ce12" table:formula="of:=(([.C46]*((1+[.$B$2])))-[.C46])+(([.$B$3]/2)*[.$B$2])" office:value-type="percentage" office:value="4.11065895328518" calcext:value-type="percentage">
            <text:p>411.07%</text:p>
          </table:table-cell>
          <table:table-cell table:style-name="ce13" table:formula="of:=([.C46]+[.B47])+[.$B$3]" office:value-type="float" office:value="86.6738380189888" calcext:value-type="float">
            <text:p>86.67</text:p>
          </table:table-cell>
          <table:table-cell table:style-name="ce15" table:formula="of:=[.C47]/(1-[.$B$3])" office:value-type="float" office:value="288.912793396629" calcext:value-type="float">
            <text:p>288.91</text:p>
          </table:table-cell>
          <table:table-cell table:style-name="ce12" table:formula="of:=[.D47]*[.$B$4]" office:value-type="percentage" office:value="11.5565117358652" calcext:value-type="percentage">
            <text:p>1155.65%</text:p>
          </table:table-cell>
          <table:table-cell table:number-columns-repeated="1019"/>
        </table:table-row>
        <table:table-row table:style-name="ro3">
          <table:table-cell table:style-name="ce6" table:formula="of:=[.A47]+1" office:value-type="float" office:value="41" calcext:value-type="float">
            <text:p>41</text:p>
          </table:table-cell>
          <table:table-cell table:style-name="ce12" table:formula="of:=(([.C47]*((1+[.$B$2])))-[.C47])+(([.$B$3]/2)*[.$B$2])" office:value-type="percentage" office:value="4.35119190094945" calcext:value-type="percentage">
            <text:p>435.12%</text:p>
          </table:table-cell>
          <table:table-cell table:style-name="ce13" table:formula="of:=([.C47]+[.B48])+[.$B$3]" office:value-type="float" office:value="91.7250299199382" calcext:value-type="float">
            <text:p>91.73</text:p>
          </table:table-cell>
          <table:table-cell table:style-name="ce15" table:formula="of:=[.C48]/(1-[.$B$3])" office:value-type="float" office:value="305.750099733127" calcext:value-type="float">
            <text:p>305.75</text:p>
          </table:table-cell>
          <table:table-cell table:style-name="ce12" table:formula="of:=[.D48]*[.$B$4]" office:value-type="percentage" office:value="12.2300039893251" calcext:value-type="percentage">
            <text:p>1223.00%</text:p>
          </table:table-cell>
          <table:table-cell table:number-columns-repeated="1019"/>
        </table:table-row>
        <table:table-row table:style-name="ro3">
          <table:table-cell table:style-name="ce6" table:formula="of:=[.A48]+1" office:value-type="float" office:value="42" calcext:value-type="float">
            <text:p>42</text:p>
          </table:table-cell>
          <table:table-cell table:style-name="ce12" table:formula="of:=(([.C48]*((1+[.$B$2])))-[.C48])+(([.$B$3]/2)*[.$B$2])" office:value-type="percentage" office:value="4.60375149599692" calcext:value-type="percentage">
            <text:p>460.38%</text:p>
          </table:table-cell>
          <table:table-cell table:style-name="ce13" table:formula="of:=([.C48]+[.B49])+[.$B$3]" office:value-type="float" office:value="97.0287814159351" calcext:value-type="float">
            <text:p>97.03</text:p>
          </table:table-cell>
          <table:table-cell table:style-name="ce15" table:formula="of:=[.C49]/(1-[.$B$3])" office:value-type="float" office:value="323.42927138645" calcext:value-type="float">
            <text:p>323.43</text:p>
          </table:table-cell>
          <table:table-cell table:style-name="ce12" table:formula="of:=[.D49]*[.$B$4]" office:value-type="percentage" office:value="12.937170855458" calcext:value-type="percentage">
            <text:p>1293.72%</text:p>
          </table:table-cell>
          <table:table-cell table:number-columns-repeated="1019"/>
        </table:table-row>
        <table:table-row table:style-name="ro3">
          <table:table-cell table:style-name="ce6" table:formula="of:=[.A49]+1" office:value-type="float" office:value="43" calcext:value-type="float">
            <text:p>43</text:p>
          </table:table-cell>
          <table:table-cell table:style-name="ce12" table:formula="of:=(([.C49]*((1+[.$B$2])))-[.C49])+(([.$B$3]/2)*[.$B$2])" office:value-type="percentage" office:value="4.86893907079676" calcext:value-type="percentage">
            <text:p>486.89%</text:p>
          </table:table-cell>
          <table:table-cell table:style-name="ce13" table:formula="of:=([.C49]+[.B50])+[.$B$3]" office:value-type="float" office:value="102.597720486732" calcext:value-type="float">
            <text:p>102.60</text:p>
          </table:table-cell>
          <table:table-cell table:style-name="ce15" table:formula="of:=[.C50]/(1-[.$B$3])" office:value-type="float" office:value="341.99240162244" calcext:value-type="float">
            <text:p>341.99</text:p>
          </table:table-cell>
          <table:table-cell table:style-name="ce12" table:formula="of:=[.D50]*[.$B$4]" office:value-type="percentage" office:value="13.6796960648976" calcext:value-type="percentage">
            <text:p>1367.97%</text:p>
          </table:table-cell>
          <table:table-cell table:number-columns-repeated="1019"/>
        </table:table-row>
        <table:table-row table:style-name="ro3">
          <table:table-cell table:style-name="ce6" table:formula="of:=[.A50]+1" office:value-type="float" office:value="44" calcext:value-type="float">
            <text:p>44</text:p>
          </table:table-cell>
          <table:table-cell table:style-name="ce12" table:formula="of:=(([.C50]*((1+[.$B$2])))-[.C50])+(([.$B$3]/2)*[.$B$2])" office:value-type="percentage" office:value="5.1473860243366" calcext:value-type="percentage">
            <text:p>514.74%</text:p>
          </table:table-cell>
          <table:table-cell table:style-name="ce13" table:formula="of:=([.C50]+[.B51])+[.$B$3]" office:value-type="float" office:value="108.445106511068" calcext:value-type="float">
            <text:p>108.45</text:p>
          </table:table-cell>
          <table:table-cell table:style-name="ce15" table:formula="of:=[.C51]/(1-[.$B$3])" office:value-type="float" office:value="361.483688370228" calcext:value-type="float">
            <text:p>361.48</text:p>
          </table:table-cell>
          <table:table-cell table:style-name="ce12" table:formula="of:=[.D51]*[.$B$4]" office:value-type="percentage" office:value="14.4593475348091" calcext:value-type="percentage">
            <text:p>1445.93%</text:p>
          </table:table-cell>
          <table:table-cell table:number-columns-repeated="1019"/>
        </table:table-row>
        <table:table-row table:style-name="ro3">
          <table:table-cell table:style-name="ce6" table:formula="of:=[.A51]+1" office:value-type="float" office:value="45" calcext:value-type="float">
            <text:p>45</text:p>
          </table:table-cell>
          <table:table-cell table:style-name="ce12" table:formula="of:=(([.C51]*((1+[.$B$2])))-[.C51])+(([.$B$3]/2)*[.$B$2])" office:value-type="percentage" office:value="5.43975532555342" calcext:value-type="percentage">
            <text:p>543.98%</text:p>
          </table:table-cell>
          <table:table-cell table:style-name="ce13" table:formula="of:=([.C51]+[.B52])+[.$B$3]" office:value-type="float" office:value="114.584861836622" calcext:value-type="float">
            <text:p>114.58</text:p>
          </table:table-cell>
          <table:table-cell table:style-name="ce15" table:formula="of:=[.C52]/(1-[.$B$3])" office:value-type="float" office:value="381.949539455406" calcext:value-type="float">
            <text:p>381.95</text:p>
          </table:table-cell>
          <table:table-cell table:style-name="ce12" table:formula="of:=[.D52]*[.$B$4]" office:value-type="percentage" office:value="15.2779815782163" calcext:value-type="percentage">
            <text:p>1527.80%</text:p>
          </table:table-cell>
          <table:table-cell table:number-columns-repeated="1019"/>
        </table:table-row>
        <table:table-row table:style-name="ro3">
          <table:table-cell table:style-name="ce6" table:formula="of:=[.A52]+1" office:value-type="float" office:value="46" calcext:value-type="float">
            <text:p>46</text:p>
          </table:table-cell>
          <table:table-cell table:style-name="ce12" table:formula="of:=(([.C52]*((1+[.$B$2])))-[.C52])+(([.$B$3]/2)*[.$B$2])" office:value-type="percentage" office:value="5.74674309183109" calcext:value-type="percentage">
            <text:p>574.67%</text:p>
          </table:table-cell>
          <table:table-cell table:style-name="ce13" table:formula="of:=([.C52]+[.B53])+[.$B$3]" office:value-type="float" office:value="121.031604928453" calcext:value-type="float">
            <text:p>121.03</text:p>
          </table:table-cell>
          <table:table-cell table:style-name="ce15" table:formula="of:=[.C53]/(1-[.$B$3])" office:value-type="float" office:value="403.438683094843" calcext:value-type="float">
            <text:p>403.44</text:p>
          </table:table-cell>
          <table:table-cell table:style-name="ce12" table:formula="of:=[.D53]*[.$B$4]" office:value-type="percentage" office:value="16.1375473237937" calcext:value-type="percentage">
            <text:p>1613.75%</text:p>
          </table:table-cell>
          <table:table-cell table:number-columns-repeated="1019"/>
        </table:table-row>
        <table:table-row table:style-name="ro3">
          <table:table-cell table:style-name="ce6" table:formula="of:=[.A53]+1" office:value-type="float" office:value="47" calcext:value-type="float">
            <text:p>47</text:p>
          </table:table-cell>
          <table:table-cell table:style-name="ce12" table:formula="of:=(([.C53]*((1+[.$B$2])))-[.C53])+(([.$B$3]/2)*[.$B$2])" office:value-type="percentage" office:value="6.06908024642266" calcext:value-type="percentage">
            <text:p>606.91%</text:p>
          </table:table-cell>
          <table:table-cell table:style-name="ce13" table:formula="of:=([.C53]+[.B54])+[.$B$3]" office:value-type="float" office:value="127.800685174876" calcext:value-type="float">
            <text:p>127.80</text:p>
          </table:table-cell>
          <table:table-cell table:style-name="ce15" table:formula="of:=[.C54]/(1-[.$B$3])" office:value-type="float" office:value="426.002283916252" calcext:value-type="float">
            <text:p>426.00</text:p>
          </table:table-cell>
          <table:table-cell table:style-name="ce12" table:formula="of:=[.D54]*[.$B$4]" office:value-type="percentage" office:value="17.0400913566501" calcext:value-type="percentage">
            <text:p>1704.01%</text:p>
          </table:table-cell>
          <table:table-cell table:number-columns-repeated="1019"/>
        </table:table-row>
        <table:table-row table:style-name="ro3">
          <table:table-cell table:style-name="ce6" table:formula="of:=[.A54]+1" office:value-type="float" office:value="48" calcext:value-type="float">
            <text:p>48</text:p>
          </table:table-cell>
          <table:table-cell table:style-name="ce12" table:formula="of:=(([.C54]*((1+[.$B$2])))-[.C54])+(([.$B$3]/2)*[.$B$2])" office:value-type="percentage" office:value="6.4075342587438" calcext:value-type="percentage">
            <text:p>640.75%</text:p>
          </table:table-cell>
          <table:table-cell table:style-name="ce13" table:formula="of:=([.C54]+[.B55])+[.$B$3]" office:value-type="float" office:value="134.908219433619" calcext:value-type="float">
            <text:p>134.91</text:p>
          </table:table-cell>
          <table:table-cell table:style-name="ce15" table:formula="of:=[.C55]/(1-[.$B$3])" office:value-type="float" office:value="449.694064778732" calcext:value-type="float">
            <text:p>449.69</text:p>
          </table:table-cell>
          <table:table-cell table:style-name="ce12" table:formula="of:=[.D55]*[.$B$4]" office:value-type="percentage" office:value="17.9877625911493" calcext:value-type="percentage">
            <text:p>1798.78%</text:p>
          </table:table-cell>
          <table:table-cell table:number-columns-repeated="1019"/>
        </table:table-row>
        <table:table-row table:style-name="ro3">
          <table:table-cell table:style-name="ce6" table:formula="of:=[.A55]+1" office:value-type="float" office:value="49" calcext:value-type="float">
            <text:p>49</text:p>
          </table:table-cell>
          <table:table-cell table:style-name="ce12" table:formula="of:=(([.C55]*((1+[.$B$2])))-[.C55])+(([.$B$3]/2)*[.$B$2])" office:value-type="percentage" office:value="6.76291097168097" calcext:value-type="percentage">
            <text:p>676.29%</text:p>
          </table:table-cell>
          <table:table-cell table:style-name="ce13" table:formula="of:=([.C55]+[.B56])+[.$B$3]" office:value-type="float" office:value="142.3711304053" calcext:value-type="float">
            <text:p>142.37</text:p>
          </table:table-cell>
          <table:table-cell table:style-name="ce15" table:formula="of:=[.C56]/(1-[.$B$3])" office:value-type="float" office:value="474.570434684335" calcext:value-type="float">
            <text:p>474.57</text:p>
          </table:table-cell>
          <table:table-cell table:style-name="ce12" table:formula="of:=[.D56]*[.$B$4]" office:value-type="percentage" office:value="18.9828173873734" calcext:value-type="percentage">
            <text:p>1898.28%</text:p>
          </table:table-cell>
          <table:table-cell table:number-columns-repeated="1019"/>
        </table:table-row>
        <table:table-row table:style-name="ro3">
          <table:table-cell table:style-name="ce6" table:formula="of:=[.A56]+1" office:value-type="float" office:value="50" calcext:value-type="float">
            <text:p>50</text:p>
          </table:table-cell>
          <table:table-cell table:style-name="ce12" table:formula="of:=(([.C56]*((1+[.$B$2])))-[.C56])+(([.$B$3]/2)*[.$B$2])" office:value-type="percentage" office:value="7.13605652026503" calcext:value-type="percentage">
            <text:p>713.61%</text:p>
          </table:table-cell>
          <table:table-cell table:style-name="ce13" table:formula="of:=([.C56]+[.B57])+[.$B$3]" office:value-type="float" office:value="150.207186925565" calcext:value-type="float">
            <text:p>150.21</text:p>
          </table:table-cell>
          <table:table-cell table:style-name="ce15" table:formula="of:=[.C57]/(1-[.$B$3])" office:value-type="float" office:value="500.690623085218" calcext:value-type="float">
            <text:p>500.69</text:p>
          </table:table-cell>
          <table:table-cell table:style-name="ce12" table:formula="of:=[.D57]*[.$B$4]" office:value-type="percentage" office:value="20.0276249234087" calcext:value-type="percentage">
            <text:p>2002.76%</text:p>
          </table:table-cell>
          <table:table-cell table:number-columns-repeated="1019"/>
        </table:table-row>
        <table:table-row table:style-name="ro3">
          <table:table-cell table:style-name="ce6" table:formula="of:=[.A57]+1" office:value-type="float" office:value="51" calcext:value-type="float">
            <text:p>51</text:p>
          </table:table-cell>
          <table:table-cell table:style-name="ce12" table:formula="of:=(([.C57]*((1+[.$B$2])))-[.C57])+(([.$B$3]/2)*[.$B$2])" office:value-type="percentage" office:value="7.52785934627828" calcext:value-type="percentage">
            <text:p>752.79%</text:p>
          </table:table-cell>
          <table:table-cell table:style-name="ce13" table:formula="of:=([.C57]+[.B58])+[.$B$3]" office:value-type="float" office:value="158.435046271844" calcext:value-type="float">
            <text:p>158.44</text:p>
          </table:table-cell>
          <table:table-cell table:style-name="ce15" table:formula="of:=[.C58]/(1-[.$B$3])" office:value-type="float" office:value="528.116820906146" calcext:value-type="float">
            <text:p>528.12</text:p>
          </table:table-cell>
          <table:table-cell table:style-name="ce12" table:formula="of:=[.D58]*[.$B$4]" office:value-type="percentage" office:value="21.1246728362458" calcext:value-type="percentage">
            <text:p>2112.47%</text:p>
          </table:table-cell>
          <table:table-cell table:number-columns-repeated="1019"/>
        </table:table-row>
        <table:table-row table:style-name="ro3">
          <table:table-cell table:style-name="ce6" table:formula="of:=[.A58]+1" office:value-type="float" office:value="52" calcext:value-type="float">
            <text:p>52</text:p>
          </table:table-cell>
          <table:table-cell table:style-name="ce12" table:formula="of:=(([.C58]*((1+[.$B$2])))-[.C58])+(([.$B$3]/2)*[.$B$2])" office:value-type="percentage" office:value="7.93925231359218" calcext:value-type="percentage">
            <text:p>793.93%</text:p>
          </table:table-cell>
          <table:table-cell table:style-name="ce13" table:formula="of:=([.C58]+[.B59])+[.$B$3]" office:value-type="float" office:value="167.074298585436" calcext:value-type="float">
            <text:p>167.07</text:p>
          </table:table-cell>
          <table:table-cell table:style-name="ce15" table:formula="of:=[.C59]/(1-[.$B$3])" office:value-type="float" office:value="556.91432861812" calcext:value-type="float">
            <text:p>556.91</text:p>
          </table:table-cell>
          <table:table-cell table:style-name="ce12" table:formula="of:=[.D59]*[.$B$4]" office:value-type="percentage" office:value="22.2765731447248" calcext:value-type="percentage">
            <text:p>2227.66%</text:p>
          </table:table-cell>
          <table:table-cell table:number-columns-repeated="1019"/>
        </table:table-row>
        <table:table-row table:style-name="ro3">
          <table:table-cell table:style-name="ce6" table:formula="of:=[.A59]+1" office:value-type="float" office:value="53" calcext:value-type="float">
            <text:p>53</text:p>
          </table:table-cell>
          <table:table-cell table:style-name="ce12" table:formula="of:=(([.C59]*((1+[.$B$2])))-[.C59])+(([.$B$3]/2)*[.$B$2])" office:value-type="percentage" office:value="8.3712149292718" calcext:value-type="percentage">
            <text:p>837.12%</text:p>
          </table:table-cell>
          <table:table-cell table:style-name="ce13" table:formula="of:=([.C59]+[.B60])+[.$B$3]" office:value-type="float" office:value="176.145513514708" calcext:value-type="float">
            <text:p>176.15</text:p>
          </table:table-cell>
          <table:table-cell table:style-name="ce15" table:formula="of:=[.C60]/(1-[.$B$3])" office:value-type="float" office:value="587.151711715693" calcext:value-type="float">
            <text:p>587.15</text:p>
          </table:table-cell>
          <table:table-cell table:style-name="ce12" table:formula="of:=[.D60]*[.$B$4]" office:value-type="percentage" office:value="23.4860684686277" calcext:value-type="percentage">
            <text:p>2348.61%</text:p>
          </table:table-cell>
          <table:table-cell table:number-columns-repeated="1019"/>
        </table:table-row>
        <table:table-row table:style-name="ro3">
          <table:table-cell table:style-name="ce6" table:formula="of:=[.A60]+1" office:value-type="float" office:value="54" calcext:value-type="float">
            <text:p>54</text:p>
          </table:table-cell>
          <table:table-cell table:style-name="ce12" table:formula="of:=(([.C60]*((1+[.$B$2])))-[.C60])+(([.$B$3]/2)*[.$B$2])" office:value-type="percentage" office:value="8.82477567573538" calcext:value-type="percentage">
            <text:p>882.48%</text:p>
          </table:table-cell>
          <table:table-cell table:style-name="ce13" table:formula="of:=([.C60]+[.B61])+[.$B$3]" office:value-type="float" office:value="185.670289190443" calcext:value-type="float">
            <text:p>185.67</text:p>
          </table:table-cell>
          <table:table-cell table:style-name="ce15" table:formula="of:=[.C61]/(1-[.$B$3])" office:value-type="float" office:value="618.900963968144" calcext:value-type="float">
            <text:p>618.90</text:p>
          </table:table-cell>
          <table:table-cell table:style-name="ce12" table:formula="of:=[.D61]*[.$B$4]" office:value-type="percentage" office:value="24.7560385587258" calcext:value-type="percentage">
            <text:p>2475.60%</text:p>
          </table:table-cell>
          <table:table-cell table:number-columns-repeated="1019"/>
        </table:table-row>
        <table:table-row table:style-name="ro3">
          <table:table-cell table:style-name="ce6" table:formula="of:=[.A61]+1" office:value-type="float" office:value="55" calcext:value-type="float">
            <text:p>55</text:p>
          </table:table-cell>
          <table:table-cell table:style-name="ce12" table:formula="of:=(([.C61]*((1+[.$B$2])))-[.C61])+(([.$B$3]/2)*[.$B$2])" office:value-type="percentage" office:value="9.30101445952217" calcext:value-type="percentage">
            <text:p>930.10%</text:p>
          </table:table-cell>
          <table:table-cell table:style-name="ce13" table:formula="of:=([.C61]+[.B62])+[.$B$3]" office:value-type="float" office:value="195.671303649965" calcext:value-type="float">
            <text:p>195.67</text:p>
          </table:table-cell>
          <table:table-cell table:style-name="ce15" table:formula="of:=[.C62]/(1-[.$B$3])" office:value-type="float" office:value="652.237678833218" calcext:value-type="float">
            <text:p>652.24</text:p>
          </table:table-cell>
          <table:table-cell table:style-name="ce12" table:formula="of:=[.D62]*[.$B$4]" office:value-type="percentage" office:value="26.0895071533287" calcext:value-type="percentage">
            <text:p>2608.95%</text:p>
          </table:table-cell>
          <table:table-cell table:number-columns-repeated="1019"/>
        </table:table-row>
        <table:table-row table:style-name="ro3">
          <table:table-cell table:style-name="ce6" table:formula="of:=[.A62]+1" office:value-type="float" office:value="56" calcext:value-type="float">
            <text:p>56</text:p>
          </table:table-cell>
          <table:table-cell table:style-name="ce12" table:formula="of:=(([.C62]*((1+[.$B$2])))-[.C62])+(([.$B$3]/2)*[.$B$2])" office:value-type="percentage" office:value="9.80106518249828" calcext:value-type="percentage">
            <text:p>980.11%</text:p>
          </table:table-cell>
          <table:table-cell table:style-name="ce13" table:formula="of:=([.C62]+[.B63])+[.$B$3]" office:value-type="float" office:value="206.172368832464" calcext:value-type="float">
            <text:p>206.17</text:p>
          </table:table-cell>
          <table:table-cell table:style-name="ce15" table:formula="of:=[.C63]/(1-[.$B$3])" office:value-type="float" office:value="687.241229441545" calcext:value-type="float">
            <text:p>687.24</text:p>
          </table:table-cell>
          <table:table-cell table:style-name="ce12" table:formula="of:=[.D63]*[.$B$4]" office:value-type="percentage" office:value="27.4896491776618" calcext:value-type="percentage">
            <text:p>2748.96%</text:p>
          </table:table-cell>
          <table:table-cell table:number-columns-repeated="1019"/>
        </table:table-row>
        <table:table-row table:style-name="ro3">
          <table:table-cell table:style-name="ce6" table:formula="of:=[.A63]+1" office:value-type="float" office:value="57" calcext:value-type="float">
            <text:p>57</text:p>
          </table:table-cell>
          <table:table-cell table:style-name="ce12" table:formula="of:=(([.C63]*((1+[.$B$2])))-[.C63])+(([.$B$3]/2)*[.$B$2])" office:value-type="percentage" office:value="10.3261184416232" calcext:value-type="percentage">
            <text:p>1032.61%</text:p>
          </table:table-cell>
          <table:table-cell table:style-name="ce13" table:formula="of:=([.C63]+[.B64])+[.$B$3]" office:value-type="float" office:value="217.198487274087" calcext:value-type="float">
            <text:p>217.20</text:p>
          </table:table-cell>
          <table:table-cell table:style-name="ce15" table:formula="of:=[.C64]/(1-[.$B$3])" office:value-type="float" office:value="723.994957580289" calcext:value-type="float">
            <text:p>723.99</text:p>
          </table:table-cell>
          <table:table-cell table:style-name="ce12" table:formula="of:=[.D64]*[.$B$4]" office:value-type="percentage" office:value="28.9597983032116" calcext:value-type="percentage">
            <text:p>2895.98%</text:p>
          </table:table-cell>
          <table:table-cell table:number-columns-repeated="1019"/>
        </table:table-row>
        <table:table-row table:style-name="ro3">
          <table:table-cell table:style-name="ce6" table:formula="of:=[.A64]+1" office:value-type="float" office:value="58" calcext:value-type="float">
            <text:p>58</text:p>
          </table:table-cell>
          <table:table-cell table:style-name="ce12" table:formula="of:=(([.C64]*((1+[.$B$2])))-[.C64])+(([.$B$3]/2)*[.$B$2])" office:value-type="percentage" office:value="10.8774243637044" calcext:value-type="percentage">
            <text:p>1087.74%</text:p>
          </table:table-cell>
          <table:table-cell table:style-name="ce13" table:formula="of:=([.C64]+[.B65])+[.$B$3]" office:value-type="float" office:value="228.775911637791" calcext:value-type="float">
            <text:p>228.78</text:p>
          </table:table-cell>
          <table:table-cell table:style-name="ce15" table:formula="of:=[.C65]/(1-[.$B$3])" office:value-type="float" office:value="762.58637212597" calcext:value-type="float">
            <text:p>762.59</text:p>
          </table:table-cell>
          <table:table-cell table:style-name="ce12" table:formula="of:=[.D65]*[.$B$4]" office:value-type="percentage" office:value="30.5034548850388" calcext:value-type="percentage">
            <text:p>3050.35%</text:p>
          </table:table-cell>
          <table:table-cell table:number-columns-repeated="1019"/>
        </table:table-row>
        <table:table-row table:style-name="ro3">
          <table:table-cell table:style-name="ce6" table:formula="of:=[.A65]+1" office:value-type="float" office:value="59" calcext:value-type="float">
            <text:p>59</text:p>
          </table:table-cell>
          <table:table-cell table:style-name="ce12" table:formula="of:=(([.C65]*((1+[.$B$2])))-[.C65])+(([.$B$3]/2)*[.$B$2])" office:value-type="percentage" office:value="11.4562955818896" calcext:value-type="percentage">
            <text:p>1145.63%</text:p>
          </table:table-cell>
          <table:table-cell table:style-name="ce13" table:formula="of:=([.C65]+[.B66])+[.$B$3]" office:value-type="float" office:value="240.932207219681" calcext:value-type="float">
            <text:p>240.93</text:p>
          </table:table-cell>
          <table:table-cell table:style-name="ce15" table:formula="of:=[.C66]/(1-[.$B$3])" office:value-type="float" office:value="803.107357398936" calcext:value-type="float">
            <text:p>803.11</text:p>
          </table:table-cell>
          <table:table-cell table:style-name="ce12" table:formula="of:=[.D66]*[.$B$4]" office:value-type="percentage" office:value="32.1242942959574" calcext:value-type="percentage">
            <text:p>3212.43%</text:p>
          </table:table-cell>
          <table:table-cell table:number-columns-repeated="1019"/>
        </table:table-row>
        <table:table-row table:style-name="ro3">
          <table:table-cell table:style-name="ce6" table:formula="of:=[.A66]+1" office:value-type="float" office:value="60" calcext:value-type="float">
            <text:p>60</text:p>
          </table:table-cell>
          <table:table-cell table:style-name="ce12" table:formula="of:=(([.C66]*((1+[.$B$2])))-[.C66])+(([.$B$3]/2)*[.$B$2])" office:value-type="percentage" office:value="12.064110360984" calcext:value-type="percentage">
            <text:p>1206.41%</text:p>
          </table:table-cell>
          <table:table-cell table:style-name="ce13" table:formula="of:=([.C66]+[.B67])+[.$B$3]" office:value-type="float" office:value="253.696317580665" calcext:value-type="float">
            <text:p>253.70</text:p>
          </table:table-cell>
          <table:table-cell table:style-name="ce15" table:formula="of:=[.C67]/(1-[.$B$3])" office:value-type="float" office:value="845.654391935549" calcext:value-type="float">
            <text:p>845.65</text:p>
          </table:table-cell>
          <table:table-cell table:style-name="ce12" table:formula="of:=[.D67]*[.$B$4]" office:value-type="percentage" office:value="33.826175677422" calcext:value-type="percentage">
            <text:p>3382.62%</text:p>
          </table:table-cell>
          <table:table-cell table:number-columns-repeated="1019"/>
        </table:table-row>
        <table:table-row table:style-name="ro3">
          <table:table-cell table:style-name="ce6" table:formula="of:=[.A67]+1" office:value-type="float" office:value="61" calcext:value-type="float">
            <text:p>61</text:p>
          </table:table-cell>
          <table:table-cell table:style-name="ce12" table:formula="of:=(([.C67]*((1+[.$B$2])))-[.C67])+(([.$B$3]/2)*[.$B$2])" office:value-type="percentage" office:value="12.7023158790332" calcext:value-type="percentage">
            <text:p>1270.23%</text:p>
          </table:table-cell>
          <table:table-cell table:style-name="ce13" table:formula="of:=([.C67]+[.B68])+[.$B$3]" office:value-type="float" office:value="267.098633459698" calcext:value-type="float">
            <text:p>267.10</text:p>
          </table:table-cell>
          <table:table-cell table:style-name="ce15" table:formula="of:=[.C68]/(1-[.$B$3])" office:value-type="float" office:value="890.328778198993" calcext:value-type="float">
            <text:p>890.33</text:p>
          </table:table-cell>
          <table:table-cell table:style-name="ce12" table:formula="of:=[.D68]*[.$B$4]" office:value-type="percentage" office:value="35.6131511279597" calcext:value-type="percentage">
            <text:p>3561.32%</text:p>
          </table:table-cell>
          <table:table-cell table:number-columns-repeated="1019"/>
        </table:table-row>
        <table:table-row table:style-name="ro3">
          <table:table-cell table:style-name="ce6" table:formula="of:=[.A68]+1" office:value-type="float" office:value="62" calcext:value-type="float">
            <text:p>62</text:p>
          </table:table-cell>
          <table:table-cell table:style-name="ce12" table:formula="of:=(([.C68]*((1+[.$B$2])))-[.C68])+(([.$B$3]/2)*[.$B$2])" office:value-type="percentage" office:value="13.3724316729849" calcext:value-type="percentage">
            <text:p>1337.24%</text:p>
          </table:table-cell>
          <table:table-cell table:style-name="ce13" table:formula="of:=([.C68]+[.B69])+[.$B$3]" office:value-type="float" office:value="281.171065132683" calcext:value-type="float">
            <text:p>281.17</text:p>
          </table:table-cell>
          <table:table-cell table:style-name="ce15" table:formula="of:=[.C69]/(1-[.$B$3])" office:value-type="float" office:value="937.236883775609" calcext:value-type="float">
            <text:p>937.24</text:p>
          </table:table-cell>
          <table:table-cell table:style-name="ce12" table:formula="of:=[.D69]*[.$B$4]" office:value-type="percentage" office:value="37.4894753510244" calcext:value-type="percentage">
            <text:p>3748.95%</text:p>
          </table:table-cell>
          <table:table-cell table:number-columns-repeated="1019"/>
        </table:table-row>
        <table:table-row table:style-name="ro3">
          <table:table-cell table:style-name="ce6" table:formula="of:=[.A69]+1" office:value-type="float" office:value="63" calcext:value-type="float">
            <text:p>63</text:p>
          </table:table-cell>
          <table:table-cell table:style-name="ce12" table:formula="of:=(([.C69]*((1+[.$B$2])))-[.C69])+(([.$B$3]/2)*[.$B$2])" office:value-type="percentage" office:value="14.0760532566341" calcext:value-type="percentage">
            <text:p>1407.61%</text:p>
          </table:table-cell>
          <table:table-cell table:style-name="ce13" table:formula="of:=([.C69]+[.B70])+[.$B$3]" office:value-type="float" office:value="295.947118389317" calcext:value-type="float">
            <text:p>295.95</text:p>
          </table:table-cell>
          <table:table-cell table:style-name="ce15" table:formula="of:=[.C70]/(1-[.$B$3])" office:value-type="float" office:value="986.490394631056" calcext:value-type="float">
            <text:p>986.49</text:p>
          </table:table-cell>
          <table:table-cell table:style-name="ce12" table:formula="of:=[.D70]*[.$B$4]" office:value-type="percentage" office:value="39.4596157852423" calcext:value-type="percentage">
            <text:p>3945.96%</text:p>
          </table:table-cell>
          <table:table-cell table:number-columns-repeated="1019"/>
        </table:table-row>
        <table:table-row table:style-name="ro3">
          <table:table-cell table:style-name="ce6" table:formula="of:=[.A70]+1" office:value-type="float" office:value="64" calcext:value-type="float">
            <text:p>64</text:p>
          </table:table-cell>
          <table:table-cell table:style-name="ce12" table:formula="of:=(([.C70]*((1+[.$B$2])))-[.C70])+(([.$B$3]/2)*[.$B$2])" office:value-type="percentage" office:value="14.8148559194659" calcext:value-type="percentage">
            <text:p>1481.49%</text:p>
          </table:table-cell>
          <table:table-cell table:style-name="ce13" table:formula="of:=([.C70]+[.B71])+[.$B$3]" office:value-type="float" office:value="311.461974308783" calcext:value-type="float">
            <text:p>311.46</text:p>
          </table:table-cell>
          <table:table-cell table:style-name="ce15" table:formula="of:=[.C71]/(1-[.$B$3])" office:value-type="float" office:value="1038.20658102928" calcext:value-type="float">
            <text:p>1,038.21</text:p>
          </table:table-cell>
          <table:table-cell table:style-name="ce12" table:formula="of:=[.D71]*[.$B$4]" office:value-type="percentage" office:value="41.528263241171" calcext:value-type="percentage">
            <text:p>4152.83%</text:p>
          </table:table-cell>
          <table:table-cell table:number-columns-repeated="1019"/>
        </table:table-row>
        <table:table-row table:style-name="ro3">
          <table:table-cell table:style-name="ce6" table:formula="of:=[.A71]+1" office:value-type="float" office:value="65" calcext:value-type="float">
            <text:p>65</text:p>
          </table:table-cell>
          <table:table-cell table:style-name="ce12" table:formula="of:=(([.C71]*((1+[.$B$2])))-[.C71])+(([.$B$3]/2)*[.$B$2])" office:value-type="percentage" office:value="15.5905987154391" calcext:value-type="percentage">
            <text:p>1559.06%</text:p>
          </table:table-cell>
          <table:table-cell table:style-name="ce13" table:formula="of:=([.C71]+[.B72])+[.$B$3]" office:value-type="float" office:value="327.752573024222" calcext:value-type="float">
            <text:p>327.75</text:p>
          </table:table-cell>
          <table:table-cell table:style-name="ce15" table:formula="of:=[.C72]/(1-[.$B$3])" office:value-type="float" office:value="1092.50857674741" calcext:value-type="float">
            <text:p>1,092.51</text:p>
          </table:table-cell>
          <table:table-cell table:style-name="ce12" table:formula="of:=[.D72]*[.$B$4]" office:value-type="percentage" office:value="43.7003430698963" calcext:value-type="percentage">
            <text:p>4370.03%</text:p>
          </table:table-cell>
          <table:table-cell table:number-columns-repeated="1019"/>
        </table:table-row>
        <table:table-row table:style-name="ro3">
          <table:table-cell table:style-name="ce6" table:formula="of:=[.A72]+1" office:value-type="float" office:value="66" calcext:value-type="float">
            <text:p>66</text:p>
          </table:table-cell>
          <table:table-cell table:style-name="ce12" table:formula="of:=(([.C72]*((1+[.$B$2])))-[.C72])+(([.$B$3]/2)*[.$B$2])" office:value-type="percentage" office:value="16.4051286512111" calcext:value-type="percentage">
            <text:p>1640.51%</text:p>
          </table:table-cell>
          <table:table-cell table:style-name="ce13" table:formula="of:=([.C72]+[.B73])+[.$B$3]" office:value-type="float" office:value="344.857701675433" calcext:value-type="float">
            <text:p>344.86</text:p>
          </table:table-cell>
          <table:table-cell table:style-name="ce15" table:formula="of:=[.C73]/(1-[.$B$3])" office:value-type="float" office:value="1149.52567225144" calcext:value-type="float">
            <text:p>1,149.53</text:p>
          </table:table-cell>
          <table:table-cell table:style-name="ce12" table:formula="of:=[.D73]*[.$B$4]" office:value-type="percentage" office:value="45.9810268900577" calcext:value-type="percentage">
            <text:p>4598.10%</text:p>
          </table:table-cell>
          <table:table-cell table:number-columns-repeated="1019"/>
        </table:table-row>
        <table:table-row table:style-name="ro3">
          <table:table-cell table:style-name="ce6" table:formula="of:=[.A73]+1" office:value-type="float" office:value="67" calcext:value-type="float">
            <text:p>67</text:p>
          </table:table-cell>
          <table:table-cell table:style-name="ce12" table:formula="of:=(([.C73]*((1+[.$B$2])))-[.C73])+(([.$B$3]/2)*[.$B$2])" office:value-type="percentage" office:value="17.2603850837717" calcext:value-type="percentage">
            <text:p>1726.04%</text:p>
          </table:table-cell>
          <table:table-cell table:style-name="ce13" table:formula="of:=([.C73]+[.B74])+[.$B$3]" office:value-type="float" office:value="362.818086759205" calcext:value-type="float">
            <text:p>362.82</text:p>
          </table:table-cell>
          <table:table-cell table:style-name="ce15" table:formula="of:=[.C74]/(1-[.$B$3])" office:value-type="float" office:value="1209.39362253068" calcext:value-type="float">
            <text:p>1,209.39</text:p>
          </table:table-cell>
          <table:table-cell table:style-name="ce12" table:formula="of:=[.D74]*[.$B$4]" office:value-type="percentage" office:value="48.3757449012273" calcext:value-type="percentage">
            <text:p>4837.57%</text:p>
          </table:table-cell>
          <table:table-cell table:number-columns-repeated="1019"/>
        </table:table-row>
        <table:table-row table:style-name="ro3">
          <table:table-cell table:style-name="ce6" table:formula="of:=[.A74]+1" office:value-type="float" office:value="68" calcext:value-type="float">
            <text:p>68</text:p>
          </table:table-cell>
          <table:table-cell table:style-name="ce12" table:formula="of:=(([.C74]*((1+[.$B$2])))-[.C74])+(([.$B$3]/2)*[.$B$2])" office:value-type="percentage" office:value="18.1584043379603" calcext:value-type="percentage">
            <text:p>1815.84%</text:p>
          </table:table-cell>
          <table:table-cell table:style-name="ce13" table:formula="of:=([.C74]+[.B75])+[.$B$3]" office:value-type="float" office:value="381.676491097165" calcext:value-type="float">
            <text:p>381.68</text:p>
          </table:table-cell>
          <table:table-cell table:style-name="ce15" table:formula="of:=[.C75]/(1-[.$B$3])" office:value-type="float" office:value="1272.25497032388" calcext:value-type="float">
            <text:p>1,272.25</text:p>
          </table:table-cell>
          <table:table-cell table:style-name="ce12" table:formula="of:=[.D75]*[.$B$4]" office:value-type="percentage" office:value="50.8901988129553" calcext:value-type="percentage">
            <text:p>5089.02%</text:p>
          </table:table-cell>
          <table:table-cell table:number-columns-repeated="1019"/>
        </table:table-row>
        <table:table-row table:style-name="ro3">
          <table:table-cell table:style-name="ce6" table:formula="of:=[.A75]+1" office:value-type="float" office:value="69" calcext:value-type="float">
            <text:p>69</text:p>
          </table:table-cell>
          <table:table-cell table:style-name="ce12" table:formula="of:=(([.C75]*((1+[.$B$2])))-[.C75])+(([.$B$3]/2)*[.$B$2])" office:value-type="percentage" office:value="19.1013245548583" calcext:value-type="percentage">
            <text:p>1910.13%</text:p>
          </table:table-cell>
          <table:table-cell table:style-name="ce13" table:formula="of:=([.C75]+[.B76])+[.$B$3]" office:value-type="float" office:value="401.477815652023" calcext:value-type="float">
            <text:p>401.48</text:p>
          </table:table-cell>
          <table:table-cell table:style-name="ce15" table:formula="of:=[.C76]/(1-[.$B$3])" office:value-type="float" office:value="1338.25938550674" calcext:value-type="float">
            <text:p>1,338.26</text:p>
          </table:table-cell>
          <table:table-cell table:style-name="ce12" table:formula="of:=[.D76]*[.$B$4]" office:value-type="percentage" office:value="53.5303754202698" calcext:value-type="percentage">
            <text:p>5353.04%</text:p>
          </table:table-cell>
          <table:table-cell table:number-columns-repeated="1019"/>
        </table:table-row>
        <table:table-row table:style-name="ro3">
          <table:table-cell table:style-name="ce6" table:formula="of:=[.A76]+1" office:value-type="float" office:value="70" calcext:value-type="float">
            <text:p>70</text:p>
          </table:table-cell>
          <table:table-cell table:style-name="ce12" table:formula="of:=(([.C76]*((1+[.$B$2])))-[.C76])+(([.$B$3]/2)*[.$B$2])" office:value-type="percentage" office:value="20.0913907826011" calcext:value-type="percentage">
            <text:p>2009.14%</text:p>
          </table:table-cell>
          <table:table-cell table:style-name="ce13" table:formula="of:=([.C76]+[.B77])+[.$B$3]" office:value-type="float" office:value="422.269206434624" calcext:value-type="float">
            <text:p>422.27</text:p>
          </table:table-cell>
          <table:table-cell table:style-name="ce15" table:formula="of:=[.C77]/(1-[.$B$3])" office:value-type="float" office:value="1407.56402144875" calcext:value-type="float">
            <text:p>1,407.56</text:p>
          </table:table-cell>
          <table:table-cell table:style-name="ce12" table:formula="of:=[.D77]*[.$B$4]" office:value-type="percentage" office:value="56.3025608579499" calcext:value-type="percentage">
            <text:p>5630.26%</text:p>
          </table:table-cell>
          <table:table-cell table:number-columns-repeated="1019"/>
        </table:table-row>
        <table:table-row table:style-name="ro3">
          <table:table-cell table:style-name="ce6" table:formula="of:=[.A77]+1" office:value-type="float" office:value="71" calcext:value-type="float">
            <text:p>71</text:p>
          </table:table-cell>
          <table:table-cell table:style-name="ce12" table:formula="of:=(([.C77]*((1+[.$B$2])))-[.C77])+(([.$B$3]/2)*[.$B$2])" office:value-type="percentage" office:value="21.1309603217312" calcext:value-type="percentage">
            <text:p>2113.10%</text:p>
          </table:table-cell>
          <table:table-cell table:style-name="ce13" table:formula="of:=([.C77]+[.B78])+[.$B$3]" office:value-type="float" office:value="444.100166756355" calcext:value-type="float">
            <text:p>444.10</text:p>
          </table:table-cell>
          <table:table-cell table:style-name="ce15" table:formula="of:=[.C78]/(1-[.$B$3])" office:value-type="float" office:value="1480.33388918785" calcext:value-type="float">
            <text:p>1,480.33</text:p>
          </table:table-cell>
          <table:table-cell table:style-name="ce12" table:formula="of:=[.D78]*[.$B$4]" office:value-type="percentage" office:value="59.2133555675141" calcext:value-type="percentage">
            <text:p>5921.34%</text:p>
          </table:table-cell>
          <table:table-cell table:number-columns-repeated="1019"/>
        </table:table-row>
        <table:table-row table:style-name="ro3">
          <table:table-cell table:style-name="ce6" table:formula="of:=[.A78]+1" office:value-type="float" office:value="72" calcext:value-type="float">
            <text:p>72</text:p>
          </table:table-cell>
          <table:table-cell table:style-name="ce12" table:formula="of:=(([.C78]*((1+[.$B$2])))-[.C78])+(([.$B$3]/2)*[.$B$2])" office:value-type="percentage" office:value="22.2225083378178" calcext:value-type="percentage">
            <text:p>2222.25%</text:p>
          </table:table-cell>
          <table:table-cell table:style-name="ce13" table:formula="of:=([.C78]+[.B79])+[.$B$3]" office:value-type="float" office:value="467.022675094173" calcext:value-type="float">
            <text:p>467.02</text:p>
          </table:table-cell>
          <table:table-cell table:style-name="ce15" table:formula="of:=[.C79]/(1-[.$B$3])" office:value-type="float" office:value="1556.74225031391" calcext:value-type="float">
            <text:p>1,556.74</text:p>
          </table:table-cell>
          <table:table-cell table:style-name="ce12" table:formula="of:=[.D79]*[.$B$4]" office:value-type="percentage" office:value="62.2696900125564" calcext:value-type="percentage">
            <text:p>6226.97%</text:p>
          </table:table-cell>
          <table:table-cell table:number-columns-repeated="1019"/>
        </table:table-row>
        <table:table-row table:style-name="ro3">
          <table:table-cell table:style-name="ce6" table:formula="of:=[.A79]+1" office:value-type="float" office:value="73" calcext:value-type="float">
            <text:p>73</text:p>
          </table:table-cell>
          <table:table-cell table:style-name="ce12" table:formula="of:=(([.C79]*((1+[.$B$2])))-[.C79])+(([.$B$3]/2)*[.$B$2])" office:value-type="percentage" office:value="23.3686337547087" calcext:value-type="percentage">
            <text:p>2336.86%</text:p>
          </table:table-cell>
          <table:table-cell table:style-name="ce13" table:formula="of:=([.C79]+[.B80])+[.$B$3]" office:value-type="float" office:value="491.091308848882" calcext:value-type="float">
            <text:p>491.09</text:p>
          </table:table-cell>
          <table:table-cell table:style-name="ce15" table:formula="of:=[.C80]/(1-[.$B$3])" office:value-type="float" office:value="1636.97102949627" calcext:value-type="float">
            <text:p>1,636.97</text:p>
          </table:table-cell>
          <table:table-cell table:style-name="ce12" table:formula="of:=[.D80]*[.$B$4]" office:value-type="percentage" office:value="65.4788411798509" calcext:value-type="percentage">
            <text:p>6547.88%</text:p>
          </table:table-cell>
          <table:table-cell table:number-columns-repeated="1019"/>
        </table:table-row>
        <table:table-row table:style-name="ro3">
          <table:table-cell table:style-name="ce6" table:formula="of:=[.A80]+1" office:value-type="float" office:value="74" calcext:value-type="float">
            <text:p>74</text:p>
          </table:table-cell>
          <table:table-cell table:style-name="ce12" table:formula="of:=(([.C80]*((1+[.$B$2])))-[.C80])+(([.$B$3]/2)*[.$B$2])" office:value-type="percentage" office:value="24.5720654424441" calcext:value-type="percentage">
            <text:p>2457.21%</text:p>
          </table:table-cell>
          <table:table-cell table:style-name="ce13" table:formula="of:=([.C80]+[.B81])+[.$B$3]" office:value-type="float" office:value="516.363374291326" calcext:value-type="float">
            <text:p>516.36</text:p>
          </table:table-cell>
          <table:table-cell table:style-name="ce15" table:formula="of:=[.C81]/(1-[.$B$3])" office:value-type="float" office:value="1721.21124763775" calcext:value-type="float">
            <text:p>1,721.21</text:p>
          </table:table-cell>
          <table:table-cell table:style-name="ce12" table:formula="of:=[.D81]*[.$B$4]" office:value-type="percentage" office:value="68.8484499055102" calcext:value-type="percentage">
            <text:p>6884.84%</text:p>
          </table:table-cell>
          <table:table-cell table:number-columns-repeated="1019"/>
        </table:table-row>
        <table:table-row table:style-name="ro3">
          <table:table-cell table:style-name="ce6" table:formula="of:=[.A81]+1" office:value-type="float" office:value="75" calcext:value-type="float">
            <text:p>75</text:p>
          </table:table-cell>
          <table:table-cell table:style-name="ce12" table:formula="of:=(([.C81]*((1+[.$B$2])))-[.C81])+(([.$B$3]/2)*[.$B$2])" office:value-type="percentage" office:value="25.8356687145663" calcext:value-type="percentage">
            <text:p>2583.57%</text:p>
          </table:table-cell>
          <table:table-cell table:style-name="ce13" table:formula="of:=([.C81]+[.B82])+[.$B$3]" office:value-type="float" office:value="542.899043005892" calcext:value-type="float">
            <text:p>542.90</text:p>
          </table:table-cell>
          <table:table-cell table:style-name="ce15" table:formula="of:=[.C82]/(1-[.$B$3])" office:value-type="float" office:value="1809.66347668631" calcext:value-type="float">
            <text:p>1,809.66</text:p>
          </table:table-cell>
          <table:table-cell table:style-name="ce12" table:formula="of:=[.D82]*[.$B$4]" office:value-type="percentage" office:value="72.3865390674523" calcext:value-type="percentage">
            <text:p>7238.65%</text:p>
          </table:table-cell>
          <table:table-cell table:number-columns-repeated="1019"/>
        </table:table-row>
        <table:table-row table:style-name="ro3">
          <table:table-cell table:style-name="ce6" table:formula="of:=[.A82]+1" office:value-type="float" office:value="76" calcext:value-type="float">
            <text:p>76</text:p>
          </table:table-cell>
          <table:table-cell table:style-name="ce12" table:formula="of:=(([.C82]*((1+[.$B$2])))-[.C82])+(([.$B$3]/2)*[.$B$2])" office:value-type="percentage" office:value="27.1624521502947" calcext:value-type="percentage">
            <text:p>2716.25%</text:p>
          </table:table-cell>
          <table:table-cell table:style-name="ce13" table:formula="of:=([.C82]+[.B83])+[.$B$3]" office:value-type="float" office:value="570.761495156187" calcext:value-type="float">
            <text:p>570.76</text:p>
          </table:table-cell>
          <table:table-cell table:style-name="ce15" table:formula="of:=[.C83]/(1-[.$B$3])" office:value-type="float" office:value="1902.53831718729" calcext:value-type="float">
            <text:p>1,902.54</text:p>
          </table:table-cell>
          <table:table-cell table:style-name="ce12" table:formula="of:=[.D83]*[.$B$4]" office:value-type="percentage" office:value="76.1015326874916" calcext:value-type="percentage">
            <text:p>7610.15%</text:p>
          </table:table-cell>
          <table:table-cell table:number-columns-repeated="1019"/>
        </table:table-row>
        <table:table-row table:style-name="ro3">
          <table:table-cell table:style-name="ce6" table:formula="of:=[.A83]+1" office:value-type="float" office:value="77" calcext:value-type="float">
            <text:p>77</text:p>
          </table:table-cell>
          <table:table-cell table:style-name="ce12" table:formula="of:=(([.C83]*((1+[.$B$2])))-[.C83])+(([.$B$3]/2)*[.$B$2])" office:value-type="percentage" office:value="28.5555747578093" calcext:value-type="percentage">
            <text:p>2855.56%</text:p>
          </table:table-cell>
          <table:table-cell table:style-name="ce13" table:formula="of:=([.C83]+[.B84])+[.$B$3]" office:value-type="float" office:value="600.017069913997" calcext:value-type="float">
            <text:p>600.02</text:p>
          </table:table-cell>
          <table:table-cell table:style-name="ce15" table:formula="of:=[.C84]/(1-[.$B$3])" office:value-type="float" office:value="2000.05689971332" calcext:value-type="float">
            <text:p>2,000.06</text:p>
          </table:table-cell>
          <table:table-cell table:style-name="ce12" table:formula="of:=[.D84]*[.$B$4]" office:value-type="percentage" office:value="80.0022759885329" calcext:value-type="percentage">
            <text:p>8000.23%</text:p>
          </table:table-cell>
          <table:table-cell table:number-columns-repeated="1019"/>
        </table:table-row>
        <table:table-row table:style-name="ro3">
          <table:table-cell table:style-name="ce6" table:formula="of:=[.A84]+1" office:value-type="float" office:value="78" calcext:value-type="float">
            <text:p>78</text:p>
          </table:table-cell>
          <table:table-cell table:style-name="ce12" table:formula="of:=(([.C84]*((1+[.$B$2])))-[.C84])+(([.$B$3]/2)*[.$B$2])" office:value-type="percentage" office:value="30.0183534956999" calcext:value-type="percentage">
            <text:p>3001.84%</text:p>
          </table:table-cell>
          <table:table-cell table:style-name="ce13" table:formula="of:=([.C84]+[.B85])+[.$B$3]" office:value-type="float" office:value="630.735423409697" calcext:value-type="float">
            <text:p>630.74</text:p>
          </table:table-cell>
          <table:table-cell table:style-name="ce15" table:formula="of:=[.C85]/(1-[.$B$3])" office:value-type="float" office:value="2102.45141136566" calcext:value-type="float">
            <text:p>2,102.45</text:p>
          </table:table-cell>
          <table:table-cell table:style-name="ce12" table:formula="of:=[.D85]*[.$B$4]" office:value-type="percentage" office:value="84.0980564546262" calcext:value-type="percentage">
            <text:p>8409.81%</text:p>
          </table:table-cell>
          <table:table-cell table:number-columns-repeated="1019"/>
        </table:table-row>
        <table:table-row table:style-name="ro3">
          <table:table-cell table:style-name="ce6" table:formula="of:=[.A85]+1" office:value-type="float" office:value="79" calcext:value-type="float">
            <text:p>79</text:p>
          </table:table-cell>
          <table:table-cell table:style-name="ce12" table:formula="of:=(([.C85]*((1+[.$B$2])))-[.C85])+(([.$B$3]/2)*[.$B$2])" office:value-type="percentage" office:value="31.5542711704848" calcext:value-type="percentage">
            <text:p>3155.43%</text:p>
          </table:table-cell>
          <table:table-cell table:style-name="ce13" table:formula="of:=([.C85]+[.B86])+[.$B$3]" office:value-type="float" office:value="662.989694580181" calcext:value-type="float">
            <text:p>662.99</text:p>
          </table:table-cell>
          <table:table-cell table:style-name="ce15" table:formula="of:=[.C86]/(1-[.$B$3])" office:value-type="float" office:value="2209.96564860061" calcext:value-type="float">
            <text:p>2,209.97</text:p>
          </table:table-cell>
          <table:table-cell table:style-name="ce12" table:formula="of:=[.D86]*[.$B$4]" office:value-type="percentage" office:value="88.3986259440242" calcext:value-type="percentage">
            <text:p>8839.86%</text:p>
          </table:table-cell>
          <table:table-cell table:number-columns-repeated="1019"/>
        </table:table-row>
        <table:table-row table:style-name="ro3">
          <table:table-cell table:style-name="ce6" table:formula="of:=[.A86]+1" office:value-type="float" office:value="80" calcext:value-type="float">
            <text:p>80</text:p>
          </table:table-cell>
          <table:table-cell table:style-name="ce12" table:formula="of:=(([.C86]*((1+[.$B$2])))-[.C86])+(([.$B$3]/2)*[.$B$2])" office:value-type="percentage" office:value="33.1669847290091" calcext:value-type="percentage">
            <text:p>3316.70%</text:p>
          </table:table-cell>
          <table:table-cell table:style-name="ce13" table:formula="of:=([.C86]+[.B87])+[.$B$3]" office:value-type="float" office:value="696.856679309191" calcext:value-type="float">
            <text:p>696.86</text:p>
          </table:table-cell>
          <table:table-cell table:style-name="ce15" table:formula="of:=[.C87]/(1-[.$B$3])" office:value-type="float" office:value="2322.8555976973" calcext:value-type="float">
            <text:p>2,322.86</text:p>
          </table:table-cell>
          <table:table-cell table:style-name="ce12" table:formula="of:=[.D87]*[.$B$4]" office:value-type="percentage" office:value="92.9142239078921" calcext:value-type="percentage">
            <text:p>9291.42%</text:p>
          </table:table-cell>
          <table:table-cell table:number-columns-repeated="1019"/>
        </table:table-row>
        <table:table-row table:style-name="ro3">
          <table:table-cell table:style-name="ce6" table:formula="of:=[.A87]+1" office:value-type="float" office:value="81" calcext:value-type="float">
            <text:p>81</text:p>
          </table:table-cell>
          <table:table-cell table:style-name="ce12" table:formula="of:=(([.C87]*((1+[.$B$2])))-[.C87])+(([.$B$3]/2)*[.$B$2])" office:value-type="percentage" office:value="34.8603339654596" calcext:value-type="percentage">
            <text:p>3486.03%</text:p>
          </table:table-cell>
          <table:table-cell table:style-name="ce13" table:formula="of:=([.C87]+[.B88])+[.$B$3]" office:value-type="float" office:value="732.41701327465" calcext:value-type="float">
            <text:p>732.42</text:p>
          </table:table-cell>
          <table:table-cell table:style-name="ce15" table:formula="of:=[.C88]/(1-[.$B$3])" office:value-type="float" office:value="2441.39004424884" calcext:value-type="float">
            <text:p>2,441.39</text:p>
          </table:table-cell>
          <table:table-cell table:style-name="ce12" table:formula="of:=[.D88]*[.$B$4]" office:value-type="percentage" office:value="97.6556017699534" calcext:value-type="percentage">
            <text:p>9765.56%</text:p>
          </table:table-cell>
          <table:table-cell table:number-columns-repeated="1019"/>
        </table:table-row>
        <table:table-row table:style-name="ro5" table:number-rows-repeated="15">
          <table:table-cell table:number-columns-repeated="1024"/>
        </table:table-row>
        <table:table-row table:style-name="ro7" table:number-rows-repeated="104847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3P0" style:volatile="true">
      <number:text> $ </number:text>
      <number:number number:decimal-places="2" number:min-integer-digits="1" number:grouping="true"/>
      <number:text> </number:text>
    </number:number-style>
    <number:number-style style:name="N113P1" style:volatile="true">
      <number:text> $ (</number:text>
      <number:number number:decimal-places="2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$ </number:text>
      <number:number number:decimal-places="0" number:min-integer-digits="1" number:grouping="true"/>
      <number:text> </number:text>
    </number:number-style>
    <number:number-style style:name="N116P1" style:volatile="true">
      <number:text> $ (</number:text>
      <number:number number:decimal-places="0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0">
      <number:text> $ </number:text>
      <number:number number:decimal-places="2" number:min-integer-digits="1" number:grouping="true"/>
      <number:text> </number:text>
    </number:number-style>
    <number:number-style style:name="N111">
      <number:text> $ (</number:text>
      <number:number number:decimal-places="2" number:min-integer-digits="1" number:grouping="true"/>
      <number:text>)</number:text>
    </number:number-style>
    <number:number-style style:name="N112">
      <number:text> $ - </number:text>
    </number:number-style>
    <number:number-style style:name="N114">
      <number:text> $ </number:text>
      <number:number number:decimal-places="0" number:min-integer-digits="1" number:grouping="true"/>
      <number:text> </number:text>
    </number:number-style>
    <number:number-style style:name="N115">
      <number:text> $ (</number:text>
      <number:number number:decimal-places="0" number:min-integer-digits="1" number:grouping="true"/>
      <number:text>)</number:text>
    </number:number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 (</number:text>
      <number:number number:decimal-places="2" number:min-integer-digits="1" number:grouping="true"/>
      <number:text>)</number:text>
    </number:number-style>
    <number:number-style style:name="N119">
      <number:text>  - </number:text>
    </number:number-style>
    <number:number-style style:name="N121">
      <number:number number:decimal-places="0" number:min-integer-digits="1" number:grouping="true"/>
      <number:text> </number:text>
    </number:number-style>
    <number:number-style style:name="N122">
      <number:text>  (</number:text>
      <number:number number:decimal-places="0" number:min-integer-digits="1" number:grouping="true"/>
      <number:text>)</number:text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(</number:text>
      <number:number number:decimal-places="2" number:min-integer-digits="1" number:grouping="true"/>
      <number:text>)</number:text>
      <style:map style:condition="value()&gt;=0" style:apply-style-name="N124P0"/>
    </number:number-style>
    <style:style style:name="Default" style:family="table-cell">
      <style:table-cell-properties style:vertical-align="middle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3"/>
    <style:style style:name="Currency_5b_0_5d_" style:display-name="Currency[0]" style:family="table-cell" style:parent-style-name="Default" style:data-style-name="N116"/>
    <style:style style:name="Comma" style:family="table-cell" style:parent-style-name="Default" style:data-style-name="N120"/>
    <style:style style:name="Comma_5b_0_5d_" style:display-name="Comma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9-03-25T01:47:25.904595680</dc:date>
    <meta:print-date>1969-12-31T16:00:00</meta:print-date>
    <meta:editing-duration>P0D</meta:editing-duration>
    <meta:editing-cycles>1</meta:editing-cycles>
    <meta:document-statistic meta:table-count="1" meta:cell-count="423" meta:object-count="0"/>
    <meta:generator>LibreOffice/4.2.8.2$Linux_X86_64 LibreOffice_project/420m0$Build-2</meta:generator>
  </office:meta>
</office:document-meta>
</file>